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2.773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at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5">
      <style:table-cell-properties style:text-align-source="fix" style:repeat-content="false" fo:border="0.06pt solid #000000" fo:padding-bottom="0.035cm" fo:padding-left="0.035cm" fo:padding-right="0.199cm" fo:padding-top="0.035cm"/>
      <style:paragraph-properties fo:text-align="end" fo:margin-left="0cm"/>
      <style:text-properties style:font-name="Lato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o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/>
    </style:style>
    <style:style style:name="ce18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  <style:text-properties style:font-name="Lat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ato" fo:font-weight="bold" style:font-weight-asian="bold" style:font-weight-complex="bold"/>
    </style:style>
    <style:style style:name="ce20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style:font-name="Lato"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ato"/>
    </style:style>
    <style:style style:name="ce22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style:font-name="Lato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ato"/>
    </style:style>
    <style:style style:name="ce24" style:family="table-cell" style:parent-style-name="Default" style:data-style-name="N115">
      <style:table-cell-properties fo:background-color="#eeeeee" style:text-align-source="fix" style:repeat-content="false" fo:border="0.06pt solid #000000" fo:padding-bottom="0.035cm" fo:padding-left="0.035cm" fo:padding-right="0.199cm" fo:padding-top="0.035cm"/>
      <style:paragraph-properties fo:text-align="end" fo:margin-left="0cm"/>
      <style:text-properties style:font-name="Lato"/>
    </style:style>
    <style:style style:name="ce25" style:family="table-cell" style:parent-style-name="Default" style:data-style-name="N115">
      <style:table-cell-properties fo:background-color="#5983b0" style:text-align-source="fix" style:repeat-content="false" fo:border="0.06pt solid #000000" fo:padding-bottom="0.035cm" fo:padding-left="0.035cm" fo:padding-right="0.199cm" fo:padding-top="0.035cm"/>
      <style:paragraph-properties fo:text-align="end" fo:margin-left="0cm"/>
      <style:text-properties style:font-name="Lato"/>
    </style:style>
    <style:style style:name="ce26" style:family="table-cell" style:parent-style-name="Default" style:data-style-name="N115">
      <style:table-cell-properties fo:background-color="#cccccc" style:text-align-source="fix" style:repeat-content="false" fo:border="0.06pt solid #000000" fo:padding-bottom="0.035cm" fo:padding-left="0.035cm" fo:padding-right="0.199cm" fo:padding-top="0.035cm"/>
      <style:paragraph-properties fo:text-align="end" fo:margin-left="0cm"/>
      <style:text-properties style:font-name="Lato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ato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ato"/>
    </style:style>
    <style:style style:name="ce30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  <style:text-properties style:font-name="Lat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avg_proc_time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125324774926" calcext:value-type="float">
            <text:p>110.12532477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.314522914284" calcext:value-type="float">
            <text:p>110.3145229142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.215699035263" calcext:value-type="float">
            <text:p>110.2156990352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.483048234926" calcext:value-type="float">
            <text:p>110.48304823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.575853222721" calcext:value-type="float">
            <text:p>110.5758532227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.613456957358" calcext:value-type="float">
            <text:p>110.6134569573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.0197380736473" calcext:value-type="float">
            <text:p>55.0197380736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.9669463328421" calcext:value-type="float">
            <text:p>54.966946332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.0646209885579" calcext:value-type="float">
            <text:p>55.0646209885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.2433146919631" calcext:value-type="float">
            <text:p>55.2433146919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.1795210674" calcext:value-type="float">
            <text:p>55.179521067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.2742472388368" calcext:value-type="float">
            <text:p>55.2742472388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4640763694158" calcext:value-type="float">
            <text:p>27.4640763694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4917086859737" calcext:value-type="float">
            <text:p>27.4917086859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3949595819316" calcext:value-type="float">
            <text:p>27.3949595819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4032387648369" calcext:value-type="float">
            <text:p>27.403238764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316117461264" calcext:value-type="float">
            <text:p>27.5316117461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.4655391363" calcext:value-type="float">
            <text:p>27.46553913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2888448335316" calcext:value-type="float">
            <text:p>18.2888448335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.5220818129054" calcext:value-type="float">
            <text:p>18.52208181290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.2878396833737" calcext:value-type="float">
            <text:p>18.2878396833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.2799305146685" calcext:value-type="float">
            <text:p>18.2799305146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.2984523380999" calcext:value-type="float">
            <text:p>18.2984523380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.2704364634368" calcext:value-type="float">
            <text:p>18.270436463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958725943948" calcext:value-type="float">
            <text:p>13.695872594394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6924919201316" calcext:value-type="float">
            <text:p>13.6924919201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6667410067789" calcext:value-type="float">
            <text:p>13.6667410067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7321699285736" calcext:value-type="float">
            <text:p>13.7321699285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.705455090679" calcext:value-type="float">
            <text:p>13.705455090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.7058801806105" calcext:value-type="float">
            <text:p>13.7058801806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9325457330789" calcext:value-type="float">
            <text:p>10.9325457330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947830688516" calcext:value-type="float">
            <text:p>10.947830688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916598303563" calcext:value-type="float">
            <text:p>10.9165983035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9245871569212" calcext:value-type="float">
            <text:p>10.92458715692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.9158475382421" calcext:value-type="float">
            <text:p>10.9158475382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935859532995" calcext:value-type="float">
            <text:p>10.93585953299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17050062849997" calcext:value-type="float">
            <text:p>9.170500628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11327275109478" calcext:value-type="float">
            <text:p>9.113272751094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.09335049754211" calcext:value-type="float">
            <text:p>9.0933504975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1010861943524" calcext:value-type="float">
            <text:p>9.10108619435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10061159094734" calcext:value-type="float">
            <text:p>9.100611590947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11179043633161" calcext:value-type="float">
            <text:p>9.111790436331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9845816125257" calcext:value-type="float">
            <text:p>7.998458161252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81273212156324" calcext:value-type="float">
            <text:p>7.8127321215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80384628526853" calcext:value-type="float">
            <text:p>7.8038462852685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7826731137527" calcext:value-type="float">
            <text:p>7.7826731137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80348571534208" calcext:value-type="float">
            <text:p>7.803485715342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76702027565265" calcext:value-type="float">
            <text:p>7.767020275652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0064426431576" calcext:value-type="float">
            <text:p>7.9006442643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83635534599472" calcext:value-type="float">
            <text:p>6.836355345994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8030297411842" calcext:value-type="float">
            <text:p>6.8030297411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2141948360003" calcext:value-type="float">
            <text:p>6.821419483600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1461228214211" calcext:value-type="float">
            <text:p>6.8146122821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80019197743683" calcext:value-type="float">
            <text:p>6.800191977436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98786110021" calcext:value-type="float">
            <text:p>7.8987861100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07698998944207" calcext:value-type="float">
            <text:p>6.076989989442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06813312319473" calcext:value-type="float">
            <text:p>6.0681331231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05979346634737" calcext:value-type="float">
            <text:p>6.0597934663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04376135677888" calcext:value-type="float">
            <text:p>6.0437613567788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0482454304105" calcext:value-type="float">
            <text:p>6.0482454304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79840388158" calcext:value-type="float">
            <text:p>7.8779840388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49213765237891" calcext:value-type="float">
            <text:p>5.492137652378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46938968243682" calcext:value-type="float">
            <text:p>5.469389682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4491056524369" calcext:value-type="float">
            <text:p>5.4491056524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4565858966211" calcext:value-type="float">
            <text:p>5.4565858966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43738948941061" calcext:value-type="float">
            <text:p>5.437389489410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120415610002" calcext:value-type="float">
            <text:p>7.8712041561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00057873466315" calcext:value-type="float">
            <text:p>5.0005787346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98149845028412" calcext:value-type="float">
            <text:p>4.981498450284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96689614365264" calcext:value-type="float">
            <text:p>4.9668961436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97463247306314" calcext:value-type="float">
            <text:p>4.974632473063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95648145153679" calcext:value-type="float">
            <text:p>4.9564814515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05027130004" calcext:value-type="float">
            <text:p>7.8810502713000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62275884436343" calcext:value-type="float">
            <text:p>4.6227588443634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5841101172117" calcext:value-type="float">
            <text:p>4.558411011721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6019941138396" calcext:value-type="float">
            <text:p>4.560199411383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4874451003685" calcext:value-type="float">
            <text:p>4.548744510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4475812372624" calcext:value-type="float">
            <text:p>4.544758123726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612399724754" calcext:value-type="float">
            <text:p>7.876123997247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36443408620001" calcext:value-type="float">
            <text:p>4.364434086200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3248232803685" calcext:value-type="float">
            <text:p>4.232482328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22566048834736" calcext:value-type="float">
            <text:p>4.22566048834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20895681906318" calcext:value-type="float">
            <text:p>4.208956819063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20469086336327" calcext:value-type="float">
            <text:p>4.204690863363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419255425264" calcext:value-type="float">
            <text:p>7.8841925542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7362333552089" calcext:value-type="float">
            <text:p>4.073623335520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92057169968413" calcext:value-type="float">
            <text:p>3.9205716996841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9172229856315" calcext:value-type="float">
            <text:p>3.9917222985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92631251356309" calcext:value-type="float">
            <text:p>3.926312513563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91350245844722" calcext:value-type="float">
            <text:p>3.913502458447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837858029994" calcext:value-type="float">
            <text:p>7.878378580299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6039002499457" calcext:value-type="float">
            <text:p>4.060390024994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68423485164723" calcext:value-type="float">
            <text:p>3.684234851647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4310646192094" calcext:value-type="float">
            <text:p>3.743106461920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68145625886828" calcext:value-type="float">
            <text:p>3.681456258868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65470038441584" calcext:value-type="float">
            <text:p>3.654700384415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246107042093" calcext:value-type="float">
            <text:p>7.892461070420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5100022159" calcext:value-type="float">
            <text:p>4.05851000221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45123139823154" calcext:value-type="float">
            <text:p>3.4512313982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4697267534187" calcext:value-type="float">
            <text:p>3.546972675341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4594303415527" calcext:value-type="float">
            <text:p>3.4594303415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43694289121579" calcext:value-type="float">
            <text:p>3.43694289121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330434036337" calcext:value-type="float">
            <text:p>7.873304340363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327710133146" calcext:value-type="float">
            <text:p>4.053277101331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27085652849989" calcext:value-type="float">
            <text:p>3.2708565284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212959144746" calcext:value-type="float">
            <text:p>3.422129591447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27509983712628" calcext:value-type="float">
            <text:p>3.275099837126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25420873743682" calcext:value-type="float">
            <text:p>3.254208737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391895151572" calcext:value-type="float">
            <text:p>7.893918951515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027980219464" calcext:value-type="float">
            <text:p>4.050279802194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597974780535" calcext:value-type="float">
            <text:p>3.1359797478053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9100270748411" calcext:value-type="float">
            <text:p>3.291002707484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6214660846855" calcext:value-type="float">
            <text:p>3.162146608468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09942671177899" calcext:value-type="float">
            <text:p>3.099426711778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954212449486" calcext:value-type="float">
            <text:p>7.879542124494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10034614737" calcext:value-type="float">
            <text:p>4.0581003461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04034437464221" calcext:value-type="float">
            <text:p>3.040344374642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2977163073154" calcext:value-type="float">
            <text:p>3.2297716307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414039538685" calcext:value-type="float">
            <text:p>3.0414039538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97635772939473" calcext:value-type="float">
            <text:p>2.9763577293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6507219156" calcext:value-type="float">
            <text:p>7.88165072191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4787604351577" calcext:value-type="float">
            <text:p>4.047876043515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4043681626832" calcext:value-type="float">
            <text:p>2.9404368162683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6868121462096" calcext:value-type="float">
            <text:p>3.168681214620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94267351751016" calcext:value-type="float">
            <text:p>2.942673517510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86734975467371" calcext:value-type="float">
            <text:p>2.867349754673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415463614215" calcext:value-type="float">
            <text:p>7.894154636142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358087053166" calcext:value-type="float">
            <text:p>4.053580870531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382531024728" calcext:value-type="float">
            <text:p>2.793825310247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3793149351569" calcext:value-type="float">
            <text:p>2.637931493515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91602285897903" calcext:value-type="float">
            <text:p>2.916022858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68016737071567" calcext:value-type="float">
            <text:p>2.6801673707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549166747897" calcext:value-type="float">
            <text:p>7.895491667478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813893827908" calcext:value-type="float">
            <text:p>4.048138938279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407857351065" calcext:value-type="float">
            <text:p>2.794078573510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1995689971068" calcext:value-type="float">
            <text:p>2.519956899710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1150237579968" calcext:value-type="float">
            <text:p>2.811502375799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8230359101578" calcext:value-type="float">
            <text:p>2.582303591015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06925270521" calcext:value-type="float">
            <text:p>7.886069252705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765748616319" calcext:value-type="float">
            <text:p>4.037657486163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931416343154" calcext:value-type="float">
            <text:p>2.7893141634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3190789284761" calcext:value-type="float">
            <text:p>2.4319078928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5727619974758" calcext:value-type="float">
            <text:p>2.757276199747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0210220703152" calcext:value-type="float">
            <text:p>2.502102207031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459713599992" calcext:value-type="float">
            <text:p>7.8845971359999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693118210516" calcext:value-type="float">
            <text:p>4.05693118210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7580035842" calcext:value-type="float">
            <text:p>2.7807580035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585567579989" calcext:value-type="float">
            <text:p>2.3758556757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3705736098937" calcext:value-type="float">
            <text:p>2.737057360989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43568113649997" calcext:value-type="float">
            <text:p>2.435681136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081644123168" calcext:value-type="float">
            <text:p>7.880816441231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917950404193" calcext:value-type="float">
            <text:p>4.0391795040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269002455271" calcext:value-type="float">
            <text:p>2.7826900245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0649625970514" calcext:value-type="float">
            <text:p>2.306496259705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5700459122106" calcext:value-type="float">
            <text:p>2.6570045912210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7332832569999" calcext:value-type="float">
            <text:p>2.37332832569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7323027594741" calcext:value-type="float">
            <text:p>7.8732302759474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135767170012" calcext:value-type="float">
            <text:p>4.051357671700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7563933567355" calcext:value-type="float">
            <text:p>2.775639335673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584355620526" calcext:value-type="float">
            <text:p>2.25843556205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2960738893184" calcext:value-type="float">
            <text:p>2.629607388931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3961744407383" calcext:value-type="float">
            <text:p>2.339617444073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5283878998" calcext:value-type="float">
            <text:p>7.886528387899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586249941582" calcext:value-type="float">
            <text:p>4.045862499415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25433441031" calcext:value-type="float">
            <text:p>2.780254334410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0120832637919" calcext:value-type="float">
            <text:p>2.201208326379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015160368157" calcext:value-type="float">
            <text:p>2.60151603681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27452716715267" calcext:value-type="float">
            <text:p>2.274527167152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75736695777" calcext:value-type="float">
            <text:p>7.889757366957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951445803155" calcext:value-type="float">
            <text:p>4.0495144580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7994435287923" calcext:value-type="float">
            <text:p>2.779944352879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07250195276" calcext:value-type="float">
            <text:p>2.131072501952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0951699901019" calcext:value-type="float">
            <text:p>2.009516999010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34474069972122" calcext:value-type="float">
            <text:p>2.344740699721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792068440007" calcext:value-type="float">
            <text:p>7.897920684400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81276611567" calcext:value-type="float">
            <text:p>4.0558127661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08231676833" calcext:value-type="float">
            <text:p>2.7830823167683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85800423679" calcext:value-type="float">
            <text:p>2.1318580042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7140818760525" calcext:value-type="float">
            <text:p>1.9714081876052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9378888117359" calcext:value-type="float">
            <text:p>2.293788881173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87180723155" calcext:value-type="float">
            <text:p>7.8898718072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43921398403" calcext:value-type="float">
            <text:p>4.053439213984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027189699979" calcext:value-type="float">
            <text:p>2.780271896999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0429553999" calcext:value-type="float">
            <text:p>2.1260429553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3012189838421" calcext:value-type="float">
            <text:p>1.9301218983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6626861260002" calcext:value-type="float">
            <text:p>2.2662686126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28393137339" calcext:value-type="float">
            <text:p>7.884283931373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528086742" calcext:value-type="float">
            <text:p>4.0555280867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659421334193" calcext:value-type="float">
            <text:p>2.7865942133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727614884214" calcext:value-type="float">
            <text:p>2.127276148842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8035466719469" calcext:value-type="float">
            <text:p>1.880354667194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360820248996" calcext:value-type="float">
            <text:p>2.23608202489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74955475786" calcext:value-type="float">
            <text:p>7.884749554757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19124348418" calcext:value-type="float">
            <text:p>4.053191243484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64754505271" calcext:value-type="float">
            <text:p>2.7836475450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41505476837" calcext:value-type="float">
            <text:p>2.126415054768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4953543101583" calcext:value-type="float">
            <text:p>1.849535431015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2629450105261" calcext:value-type="float">
            <text:p>2.226294501052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003994634738" calcext:value-type="float">
            <text:p>7.890039946347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423917978369" calcext:value-type="float">
            <text:p>4.0442391797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254813367356" calcext:value-type="float">
            <text:p>2.782548133673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015019095259" calcext:value-type="float">
            <text:p>2.120150190952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0243400464217" calcext:value-type="float">
            <text:p>1.802434004642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647274886857" calcext:value-type="float">
            <text:p>2.206472748868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7894707681591" calcext:value-type="float">
            <text:p>7.878947076815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3991299795244" calcext:value-type="float">
            <text:p>4.0399129979524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167095058419" calcext:value-type="float">
            <text:p>2.7816709505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8104077473" calcext:value-type="float">
            <text:p>2.1268104077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8697835733687" calcext:value-type="float">
            <text:p>1.786978357336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136587953681" calcext:value-type="float">
            <text:p>2.2013658795368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513710101052" calcext:value-type="float">
            <text:p>7.875137101010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353075773666" calcext:value-type="float">
            <text:p>4.053530757736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8155330126839" calcext:value-type="float">
            <text:p>2.781553301268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048742877378" calcext:value-type="float">
            <text:p>2.120487428773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771405481597" calcext:value-type="float">
            <text:p>1.747714054815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2329169176324" calcext:value-type="float">
            <text:p>1.7232916917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817766501027" calcext:value-type="float">
            <text:p>7.888177665010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181486878945" calcext:value-type="float">
            <text:p>4.051814868789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275971523709" calcext:value-type="float">
            <text:p>2.772759715237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3237404698409" calcext:value-type="float">
            <text:p>2.132374046984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240965550528" calcext:value-type="float">
            <text:p>1.742409655505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5629417657376" calcext:value-type="float">
            <text:p>1.656294176573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9345980921571" calcext:value-type="float">
            <text:p>7.893459809215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1218044368" calcext:value-type="float">
            <text:p>4.044121804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34483212631" calcext:value-type="float">
            <text:p>2.77834483212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441686107901" calcext:value-type="float">
            <text:p>2.124416861079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098237285765" calcext:value-type="float">
            <text:p>1.74098237285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236371918262" calcext:value-type="float">
            <text:p>1.62363719182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810526958962" calcext:value-type="float">
            <text:p>7.878105269589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722539194761" calcext:value-type="float">
            <text:p>4.0472253919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63015226324" calcext:value-type="float">
            <text:p>2.7786301522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194372448924" calcext:value-type="float">
            <text:p>2.121943724489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69157283691" calcext:value-type="float">
            <text:p>1.739691572836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9470464184222" calcext:value-type="float">
            <text:p>1.594704641842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256091641576" calcext:value-type="float">
            <text:p>7.8825609164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44753874234" calcext:value-type="float">
            <text:p>4.044447538742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995489752614" calcext:value-type="float">
            <text:p>2.779954897526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1803082797903" calcext:value-type="float">
            <text:p>2.118030827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80790122118" calcext:value-type="float">
            <text:p>1.739807901221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7978180598438" calcext:value-type="float">
            <text:p>1.579781805984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614229576849" calcext:value-type="float">
            <text:p>7.8861422957684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819641181045" calcext:value-type="float">
            <text:p>4.048196411810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420496054765" calcext:value-type="float">
            <text:p>2.77420496054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601475708419" calcext:value-type="float">
            <text:p>2.1260147570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521176261567" calcext:value-type="float">
            <text:p>1.7352117626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5252590922108" calcext:value-type="float">
            <text:p>1.5525259092210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.56342328859" calcext:value-type="float">
            <text:p>178.563423288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.639265333568" calcext:value-type="float">
            <text:p>179.6392653335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9.520672344711" calcext:value-type="float">
            <text:p>179.5206723447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9.104197188668" calcext:value-type="float">
            <text:p>179.1041971886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.342095202753" calcext:value-type="float">
            <text:p>180.3420952027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8.265154552579" calcext:value-type="float">
            <text:p>178.26515455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6961043566894" calcext:value-type="float">
            <text:p>87.6961043566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.1882614038421" calcext:value-type="float">
            <text:p>89.18826140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.8573865351474" calcext:value-type="float">
            <text:p>88.8573865351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.9354990723053" calcext:value-type="float">
            <text:p>88.9354990723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9.0368600429158" calcext:value-type="float">
            <text:p>89.0368600429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.2909736500157" calcext:value-type="float">
            <text:p>89.2909736500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8887127532" calcext:value-type="float">
            <text:p>44.88871275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8384062768106" calcext:value-type="float">
            <text:p>43.8384062768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7375874703211" calcext:value-type="float">
            <text:p>44.7375874703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.6672265766105" calcext:value-type="float">
            <text:p>43.6672265766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.2664984597737" calcext:value-type="float">
            <text:p>44.2664984597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.4401577736052" calcext:value-type="float">
            <text:p>44.4401577736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9996266909947" calcext:value-type="float">
            <text:p>28.9996266909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5768141170894" calcext:value-type="float">
            <text:p>29.5768141170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.8114368239526" calcext:value-type="float">
            <text:p>29.811436823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.0234858859684" calcext:value-type="float">
            <text:p>30.0234858859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.4046059201316" calcext:value-type="float">
            <text:p>29.4046059201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.5888987846421" calcext:value-type="float">
            <text:p>29.58889878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1375580128737" calcext:value-type="float">
            <text:p>22.137558012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2058903979526" calcext:value-type="float">
            <text:p>22.205890397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.973958483558" calcext:value-type="float">
            <text:p>21.9739584835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.9027991570789" calcext:value-type="float">
            <text:p>21.9027991570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.1623205214158" calcext:value-type="float">
            <text:p>22.1623205214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.0042052247369" calcext:value-type="float">
            <text:p>22.004205224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.7011482897" calcext:value-type="float">
            <text:p>17.7011482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.6325633332316" calcext:value-type="float">
            <text:p>17.6325633332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.5223249934422" calcext:value-type="float">
            <text:p>17.5223249934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.7883206447421" calcext:value-type="float">
            <text:p>17.7883206447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7753708877474" calcext:value-type="float">
            <text:p>17.7753708877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785716969621" calcext:value-type="float">
            <text:p>17.7857169696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9581079397579" calcext:value-type="float">
            <text:p>14.958107939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7532647047947" calcext:value-type="float">
            <text:p>14.7532647047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.0669834078474" calcext:value-type="float">
            <text:p>15.0669834078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7085263418422" calcext:value-type="float">
            <text:p>14.708526341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848746346279" calcext:value-type="float">
            <text:p>14.8487463462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7861492234526" calcext:value-type="float">
            <text:p>14.7861492234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312780733842" calcext:value-type="float">
            <text:p>13.131278073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7163030202894" calcext:value-type="float">
            <text:p>12.7163030202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.7019178224105" calcext:value-type="float">
            <text:p>12.7019178224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.8960118605684" calcext:value-type="float">
            <text:p>12.8960118605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6039469727579" calcext:value-type="float">
            <text:p>12.603946972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.7683380543842" calcext:value-type="float">
            <text:p>12.768338054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755946194053" calcext:value-type="float">
            <text:p>12.875594619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0254623392579" calcext:value-type="float">
            <text:p>11.025462339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1793191108105" calcext:value-type="float">
            <text:p>11.1793191108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1261164899105" calcext:value-type="float">
            <text:p>11.1261164899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.1027172082474" calcext:value-type="float">
            <text:p>11.1027172082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0400278182683" calcext:value-type="float">
            <text:p>11.0400278182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7906043334527" calcext:value-type="float">
            <text:p>12.7906043334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85441972472105" calcext:value-type="float">
            <text:p>9.85441972472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0312062055264" calcext:value-type="float">
            <text:p>10.03120620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3468120785789" calcext:value-type="float">
            <text:p>9.934681207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89607116596845" calcext:value-type="float">
            <text:p>9.8960711659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8758257608421" calcext:value-type="float">
            <text:p>9.875825760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645161948737" calcext:value-type="float">
            <text:p>12.864516194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91022480349996" calcext:value-type="float">
            <text:p>8.910224803499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98459750562633" calcext:value-type="float">
            <text:p>8.9845975056263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90158963893684" calcext:value-type="float">
            <text:p>8.901589638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6711036022421" calcext:value-type="float">
            <text:p>8.6711036022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93754801421052" calcext:value-type="float">
            <text:p>8.93754801421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111611847684" calcext:value-type="float">
            <text:p>12.8111611847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12824097853683" calcext:value-type="float">
            <text:p>8.12824097853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14319315394735" calcext:value-type="float">
            <text:p>8.143193153947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22827616356839" calcext:value-type="float">
            <text:p>8.22827616356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01458590728949" calcext:value-type="float">
            <text:p>8.014585907289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08096189435788" calcext:value-type="float">
            <text:p>8.080961894357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964870346421" calcext:value-type="float">
            <text:p>12.69648703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6560874852626" calcext:value-type="float">
            <text:p>7.565608748526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465805184737" calcext:value-type="float">
            <text:p>7.324658051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343137313685" calcext:value-type="float">
            <text:p>7.423431373136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39774426967361" calcext:value-type="float">
            <text:p>7.397744269673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3916048626842" calcext:value-type="float">
            <text:p>7.53916048626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6538357379" calcext:value-type="float">
            <text:p>12.7865383573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12697305750002" calcext:value-type="float">
            <text:p>7.1269730575000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93424948576845" calcext:value-type="float">
            <text:p>6.934249485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81449985107369" calcext:value-type="float">
            <text:p>6.8144998510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84851517449473" calcext:value-type="float">
            <text:p>6.84851517449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81015623856317" calcext:value-type="float">
            <text:p>6.810156238563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529310878158" calcext:value-type="float">
            <text:p>12.652931087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3536123691589" calcext:value-type="float">
            <text:p>6.635361236915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43736503987898" calcext:value-type="float">
            <text:p>6.4373650398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4014780977105" calcext:value-type="float">
            <text:p>6.4014780977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3878005771054" calcext:value-type="float">
            <text:p>6.33878005771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41738072037899" calcext:value-type="float">
            <text:p>6.417380720378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948472090526" calcext:value-type="float">
            <text:p>12.7948472090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9210824744211" calcext:value-type="float">
            <text:p>6.692108247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02883209684209" calcext:value-type="float">
            <text:p>6.0288320968420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16099220691573" calcext:value-type="float">
            <text:p>6.1609922069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7485901751574" calcext:value-type="float">
            <text:p>5.874859017515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2904600938942" calcext:value-type="float">
            <text:p>5.929046009389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303834712895" calcext:value-type="float">
            <text:p>12.63038347128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9301249613161" calcext:value-type="float">
            <text:p>6.793012496131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67454741344742" calcext:value-type="float">
            <text:p>5.674547413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8464066016737" calcext:value-type="float">
            <text:p>5.8464066016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68119860138952" calcext:value-type="float">
            <text:p>5.681198601389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6962901636315" calcext:value-type="float">
            <text:p>5.9696290163631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9060634445316" calcext:value-type="float">
            <text:p>12.9060634445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45582247585789" calcext:value-type="float">
            <text:p>6.455822475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43395444116316" calcext:value-type="float">
            <text:p>5.43395444116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7671463080523" calcext:value-type="float">
            <text:p>5.5767146308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38115339993684" calcext:value-type="float">
            <text:p>5.381153399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31968662746319" calcext:value-type="float">
            <text:p>5.319686627463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708650549421" calcext:value-type="float">
            <text:p>12.6708650549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4541958009475" calcext:value-type="float">
            <text:p>6.5454195800947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23881324163686" calcext:value-type="float">
            <text:p>5.238813241636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37409515944734" calcext:value-type="float">
            <text:p>5.3740951594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9524572058421" calcext:value-type="float">
            <text:p>5.2952457205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00000277349472" calcext:value-type="float">
            <text:p>5.000002773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46300497894" calcext:value-type="float">
            <text:p>12.7846300497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0684902976849" calcext:value-type="float">
            <text:p>6.506849029768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82830522103682" calcext:value-type="float">
            <text:p>4.8283052210368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28365765136837" calcext:value-type="float">
            <text:p>5.283657651368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02767359274734" calcext:value-type="float">
            <text:p>5.0276735927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7260686865793" calcext:value-type="float">
            <text:p>4.8726068686579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8575783514053" calcext:value-type="float">
            <text:p>12.857578351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5342376302106" calcext:value-type="float">
            <text:p>6.55342376302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77720288538421" calcext:value-type="float">
            <text:p>4.777202885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13403579952631" calcext:value-type="float">
            <text:p>5.1340357995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8882252705264" calcext:value-type="float">
            <text:p>4.7888225270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76512441814738" calcext:value-type="float">
            <text:p>4.765124418147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948718980897" calcext:value-type="float">
            <text:p>12.794871898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4416274329985" calcext:value-type="float">
            <text:p>6.544162743299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406953437892" calcext:value-type="float">
            <text:p>4.6640695343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7993266136326" calcext:value-type="float">
            <text:p>4.379932661363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76477707464741" calcext:value-type="float">
            <text:p>4.764777074647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35851336670523" calcext:value-type="float">
            <text:p>4.3585133667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6781175900897" calcext:value-type="float">
            <text:p>12.678117590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8330299026862" calcext:value-type="float">
            <text:p>6.583302990268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2632287790008" calcext:value-type="float">
            <text:p>4.5263228779000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998168682647" calcext:value-type="float">
            <text:p>4.089981686826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4709518690535" calcext:value-type="float">
            <text:p>4.547095186905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19057624739984" calcext:value-type="float">
            <text:p>4.19057624739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085150419264" calcext:value-type="float">
            <text:p>12.7085150419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40266757033696" calcext:value-type="float">
            <text:p>6.402667570336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686391096836" calcext:value-type="float">
            <text:p>4.666863910968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353887014737" calcext:value-type="float">
            <text:p>4.0835388701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45204508929485" calcext:value-type="float">
            <text:p>4.452045089294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29289696144198" calcext:value-type="float">
            <text:p>4.292896961441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0419056096053" calcext:value-type="float">
            <text:p>12.0419056096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507584890473" calcext:value-type="float">
            <text:p>6.6507584890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1940820886334" calcext:value-type="float">
            <text:p>4.519408208863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785914640054" calcext:value-type="float">
            <text:p>3.8785914640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7403406378437" calcext:value-type="float">
            <text:p>4.274034063784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07207406940514" calcext:value-type="float">
            <text:p>4.0720740694051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849564381634" calcext:value-type="float">
            <text:p>12.8849564381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263690088939" calcext:value-type="float">
            <text:p>6.552636900889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71934951276305" calcext:value-type="float">
            <text:p>4.719349512763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2597294194207" calcext:value-type="float">
            <text:p>4.0259729419420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4157340956846" calcext:value-type="float">
            <text:p>4.2415734095684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2473569319484" calcext:value-type="float">
            <text:p>3.824735693194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505482525578" calcext:value-type="float">
            <text:p>12.75054825255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835859850003" calcext:value-type="float">
            <text:p>6.5583585985000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1775511560534" calcext:value-type="float">
            <text:p>4.417755115605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9747595044742" calcext:value-type="float">
            <text:p>3.797475950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3407932238961" calcext:value-type="float">
            <text:p>4.234079322389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72186462727365" calcext:value-type="float">
            <text:p>3.7218646272736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723930636211" calcext:value-type="float">
            <text:p>12.8723930636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0177010721047" calcext:value-type="float">
            <text:p>6.601770107210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5304163965792" calcext:value-type="float">
            <text:p>4.453041639657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3080240663157" calcext:value-type="float">
            <text:p>3.7308024066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10382003248422" calcext:value-type="float">
            <text:p>4.1038200324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9408427594221" calcext:value-type="float">
            <text:p>3.594084275942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328486444684" calcext:value-type="float">
            <text:p>12.9328486444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7884482662097" calcext:value-type="float">
            <text:p>6.578844826620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21222584839" calcext:value-type="float">
            <text:p>4.5521222584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5234178305777" calcext:value-type="float">
            <text:p>3.4523417830577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927124964368" calcext:value-type="float">
            <text:p>3.39271249643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9540985034731" calcext:value-type="float">
            <text:p>3.795409850347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4349781277526" calcext:value-type="float">
            <text:p>13.4349781277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00691480517" calcext:value-type="float">
            <text:p>6.541006914805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7708814560512" calcext:value-type="float">
            <text:p>4.577088145605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037811866841" calcext:value-type="float">
            <text:p>3.400378118668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632179272262" calcext:value-type="float">
            <text:p>3.36321792722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4326337902642" calcext:value-type="float">
            <text:p>3.743263379026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3863853772631" calcext:value-type="float">
            <text:p>12.386385377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6379399876845" calcext:value-type="float">
            <text:p>6.663793998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469920344736" calcext:value-type="float">
            <text:p>4.4469920344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500539808423" calcext:value-type="float">
            <text:p>3.425005398084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393429738001" calcext:value-type="float">
            <text:p>3.3393429738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03373206312" calcext:value-type="float">
            <text:p>3.695033732063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801325567789" calcext:value-type="float">
            <text:p>12.9801325567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191522081473" calcext:value-type="float">
            <text:p>6.5191522081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748997305786" calcext:value-type="float">
            <text:p>4.557489973057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1681803275774" calcext:value-type="float">
            <text:p>3.416818032757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0152126488938" calcext:value-type="float">
            <text:p>3.101521264889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2441251407892" calcext:value-type="float">
            <text:p>3.6244125140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27600397984" calcext:value-type="float">
            <text:p>12.727600397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18746670519" calcext:value-type="float">
            <text:p>6.541187466705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160177048211" calcext:value-type="float">
            <text:p>4.4160177048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564417018416" calcext:value-type="float">
            <text:p>3.405644170184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7782999748425" calcext:value-type="float">
            <text:p>3.1778299974842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85751458849472" calcext:value-type="float">
            <text:p>3.857514588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336170628" calcext:value-type="float">
            <text:p>12.73361706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0686668976322" calcext:value-type="float">
            <text:p>6.606866689763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725233010004" calcext:value-type="float">
            <text:p>4.527252330100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855942683631" calcext:value-type="float">
            <text:p>3.4855942683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4018585720544" calcext:value-type="float">
            <text:p>3.0401858572054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4945016875797" calcext:value-type="float">
            <text:p>3.549450168757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159245883001" calcext:value-type="float">
            <text:p>12.7159245883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2142705280421" calcext:value-type="float">
            <text:p>6.2142705280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419238263156" calcext:value-type="float">
            <text:p>4.5241923826315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79404802068412" calcext:value-type="float">
            <text:p>3.794048020684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720920518959" calcext:value-type="float">
            <text:p>2.967209205189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91083036866" calcext:value-type="float">
            <text:p>3.6959108303686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721567763052" calcext:value-type="float">
            <text:p>12.6721567763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5216867364204" calcext:value-type="float">
            <text:p>6.752168673642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94329490278429" calcext:value-type="float">
            <text:p>4.9432949027842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0105842080527" calcext:value-type="float">
            <text:p>3.50105842080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258882441049" calcext:value-type="float">
            <text:p>2.872588824410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9557782781573" calcext:value-type="float">
            <text:p>2.8955778278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856543199736" calcext:value-type="float">
            <text:p>13.0856543199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8711366124728" calcext:value-type="float">
            <text:p>6.787113661247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46948911252113" calcext:value-type="float">
            <text:p>4.4694891125211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9640980757901" calcext:value-type="float">
            <text:p>3.596409807579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8777684546318" calcext:value-type="float">
            <text:p>2.8877768454631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527556564206" calcext:value-type="float">
            <text:p>2.945275565642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545831128158" calcext:value-type="float">
            <text:p>12.654583112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66074923177898" calcext:value-type="float">
            <text:p>6.6607492317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64723756855264" calcext:value-type="float">
            <text:p>4.647237568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5333244872634" calcext:value-type="float">
            <text:p>3.55333244872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9944325844211" calcext:value-type="float">
            <text:p>2.899443258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31362836879994" calcext:value-type="float">
            <text:p>3.313628368799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8896881461632" calcext:value-type="float">
            <text:p>12.88968814616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9828947665795" calcext:value-type="float">
            <text:p>6.598289476657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74157412567364" calcext:value-type="float">
            <text:p>4.741574125673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371912906579" calcext:value-type="float">
            <text:p>3.8371912906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2276352784737" calcext:value-type="float">
            <text:p>2.922763527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110118738426" calcext:value-type="float">
            <text:p>2.941101187384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183394027159" calcext:value-type="float">
            <text:p>13.01833940271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4510142993157" calcext:value-type="float">
            <text:p>6.5451014299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7543591148953" calcext:value-type="float">
            <text:p>4.575435911489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8563810207354" calcext:value-type="float">
            <text:p>3.885638102073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0402123657898" calcext:value-type="float">
            <text:p>2.9040212365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09330531063674" calcext:value-type="float">
            <text:p>3.093305310636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3179664616999" calcext:value-type="float">
            <text:p>13.31796646169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7231929925778" calcext:value-type="float">
            <text:p>6.572319299257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5565457741059" calcext:value-type="float">
            <text:p>4.555654577410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96026148053688" calcext:value-type="float">
            <text:p>3.960261480536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79292369422" calcext:value-type="float">
            <text:p>2.8779292369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5002384442104" calcext:value-type="float">
            <text:p>2.85002384442104</text:p>
          </table:table-cell>
        </table:table-row>
      </table:table>
      <table:table table:name="arm64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avg_proc_time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125324774926" calcext:value-type="float">
            <text:p>110.12532477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.314522914284" calcext:value-type="float">
            <text:p>110.3145229142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.215699035263" calcext:value-type="float">
            <text:p>110.2156990352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.483048234926" calcext:value-type="float">
            <text:p>110.48304823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.575853222721" calcext:value-type="float">
            <text:p>110.5758532227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.613456957358" calcext:value-type="float">
            <text:p>110.6134569573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.0197380736473" calcext:value-type="float">
            <text:p>55.0197380736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.9669463328421" calcext:value-type="float">
            <text:p>54.966946332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.0646209885579" calcext:value-type="float">
            <text:p>55.0646209885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.2433146919631" calcext:value-type="float">
            <text:p>55.2433146919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.1795210674" calcext:value-type="float">
            <text:p>55.179521067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.2742472388368" calcext:value-type="float">
            <text:p>55.2742472388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4640763694158" calcext:value-type="float">
            <text:p>27.4640763694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4917086859737" calcext:value-type="float">
            <text:p>27.4917086859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3949595819316" calcext:value-type="float">
            <text:p>27.3949595819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4032387648369" calcext:value-type="float">
            <text:p>27.403238764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316117461264" calcext:value-type="float">
            <text:p>27.5316117461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.4655391363" calcext:value-type="float">
            <text:p>27.46553913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2888448335316" calcext:value-type="float">
            <text:p>18.2888448335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.5220818129054" calcext:value-type="float">
            <text:p>18.52208181290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.2878396833737" calcext:value-type="float">
            <text:p>18.2878396833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.2799305146685" calcext:value-type="float">
            <text:p>18.2799305146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.2984523380999" calcext:value-type="float">
            <text:p>18.2984523380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.2704364634368" calcext:value-type="float">
            <text:p>18.270436463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958725943948" calcext:value-type="float">
            <text:p>13.695872594394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6924919201316" calcext:value-type="float">
            <text:p>13.6924919201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6667410067789" calcext:value-type="float">
            <text:p>13.6667410067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7321699285736" calcext:value-type="float">
            <text:p>13.7321699285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.705455090679" calcext:value-type="float">
            <text:p>13.705455090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.7058801806105" calcext:value-type="float">
            <text:p>13.7058801806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9325457330789" calcext:value-type="float">
            <text:p>10.9325457330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947830688516" calcext:value-type="float">
            <text:p>10.947830688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916598303563" calcext:value-type="float">
            <text:p>10.9165983035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9245871569212" calcext:value-type="float">
            <text:p>10.92458715692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.9158475382421" calcext:value-type="float">
            <text:p>10.9158475382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935859532995" calcext:value-type="float">
            <text:p>10.93585953299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17050062849997" calcext:value-type="float">
            <text:p>9.170500628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11327275109478" calcext:value-type="float">
            <text:p>9.113272751094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.09335049754211" calcext:value-type="float">
            <text:p>9.0933504975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1010861943524" calcext:value-type="float">
            <text:p>9.10108619435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10061159094734" calcext:value-type="float">
            <text:p>9.100611590947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11179043633161" calcext:value-type="float">
            <text:p>9.111790436331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9845816125257" calcext:value-type="float">
            <text:p>7.998458161252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81273212156324" calcext:value-type="float">
            <text:p>7.8127321215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80384628526853" calcext:value-type="float">
            <text:p>7.8038462852685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7826731137527" calcext:value-type="float">
            <text:p>7.7826731137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80348571534208" calcext:value-type="float">
            <text:p>7.803485715342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76702027565265" calcext:value-type="float">
            <text:p>7.767020275652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0064426431576" calcext:value-type="float">
            <text:p>7.9006442643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83635534599472" calcext:value-type="float">
            <text:p>6.836355345994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8030297411842" calcext:value-type="float">
            <text:p>6.8030297411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2141948360003" calcext:value-type="float">
            <text:p>6.821419483600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1461228214211" calcext:value-type="float">
            <text:p>6.8146122821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80019197743683" calcext:value-type="float">
            <text:p>6.800191977436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98786110021" calcext:value-type="float">
            <text:p>7.8987861100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07698998944207" calcext:value-type="float">
            <text:p>6.076989989442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06813312319473" calcext:value-type="float">
            <text:p>6.0681331231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05979346634737" calcext:value-type="float">
            <text:p>6.0597934663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04376135677888" calcext:value-type="float">
            <text:p>6.0437613567788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0482454304105" calcext:value-type="float">
            <text:p>6.0482454304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79840388158" calcext:value-type="float">
            <text:p>7.8779840388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49213765237891" calcext:value-type="float">
            <text:p>5.492137652378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46938968243682" calcext:value-type="float">
            <text:p>5.469389682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4491056524369" calcext:value-type="float">
            <text:p>5.4491056524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4565858966211" calcext:value-type="float">
            <text:p>5.4565858966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43738948941061" calcext:value-type="float">
            <text:p>5.437389489410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120415610002" calcext:value-type="float">
            <text:p>7.8712041561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00057873466315" calcext:value-type="float">
            <text:p>5.0005787346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98149845028412" calcext:value-type="float">
            <text:p>4.981498450284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96689614365264" calcext:value-type="float">
            <text:p>4.9668961436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97463247306314" calcext:value-type="float">
            <text:p>4.974632473063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95648145153679" calcext:value-type="float">
            <text:p>4.9564814515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05027130004" calcext:value-type="float">
            <text:p>7.8810502713000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62275884436343" calcext:value-type="float">
            <text:p>4.6227588443634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5841101172117" calcext:value-type="float">
            <text:p>4.558411011721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6019941138396" calcext:value-type="float">
            <text:p>4.560199411383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4874451003685" calcext:value-type="float">
            <text:p>4.548744510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4475812372624" calcext:value-type="float">
            <text:p>4.544758123726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612399724754" calcext:value-type="float">
            <text:p>7.876123997247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36443408620001" calcext:value-type="float">
            <text:p>4.364434086200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3248232803685" calcext:value-type="float">
            <text:p>4.232482328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22566048834736" calcext:value-type="float">
            <text:p>4.22566048834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20895681906318" calcext:value-type="float">
            <text:p>4.208956819063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20469086336327" calcext:value-type="float">
            <text:p>4.204690863363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419255425264" calcext:value-type="float">
            <text:p>7.8841925542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7362333552089" calcext:value-type="float">
            <text:p>4.073623335520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92057169968413" calcext:value-type="float">
            <text:p>3.9205716996841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9172229856315" calcext:value-type="float">
            <text:p>3.9917222985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92631251356309" calcext:value-type="float">
            <text:p>3.926312513563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91350245844722" calcext:value-type="float">
            <text:p>3.913502458447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837858029994" calcext:value-type="float">
            <text:p>7.878378580299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6039002499457" calcext:value-type="float">
            <text:p>4.060390024994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68423485164723" calcext:value-type="float">
            <text:p>3.684234851647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4310646192094" calcext:value-type="float">
            <text:p>3.743106461920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68145625886828" calcext:value-type="float">
            <text:p>3.681456258868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65470038441584" calcext:value-type="float">
            <text:p>3.654700384415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246107042093" calcext:value-type="float">
            <text:p>7.892461070420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5100022159" calcext:value-type="float">
            <text:p>4.05851000221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45123139823154" calcext:value-type="float">
            <text:p>3.4512313982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4697267534187" calcext:value-type="float">
            <text:p>3.546972675341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4594303415527" calcext:value-type="float">
            <text:p>3.4594303415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43694289121579" calcext:value-type="float">
            <text:p>3.43694289121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330434036337" calcext:value-type="float">
            <text:p>7.873304340363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327710133146" calcext:value-type="float">
            <text:p>4.053277101331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27085652849989" calcext:value-type="float">
            <text:p>3.2708565284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212959144746" calcext:value-type="float">
            <text:p>3.422129591447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27509983712628" calcext:value-type="float">
            <text:p>3.275099837126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25420873743682" calcext:value-type="float">
            <text:p>3.254208737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391895151572" calcext:value-type="float">
            <text:p>7.893918951515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027980219464" calcext:value-type="float">
            <text:p>4.050279802194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597974780535" calcext:value-type="float">
            <text:p>3.1359797478053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9100270748411" calcext:value-type="float">
            <text:p>3.291002707484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6214660846855" calcext:value-type="float">
            <text:p>3.162146608468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09942671177899" calcext:value-type="float">
            <text:p>3.099426711778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954212449486" calcext:value-type="float">
            <text:p>7.879542124494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10034614737" calcext:value-type="float">
            <text:p>4.0581003461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04034437464221" calcext:value-type="float">
            <text:p>3.040344374642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2977163073154" calcext:value-type="float">
            <text:p>3.2297716307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414039538685" calcext:value-type="float">
            <text:p>3.0414039538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97635772939473" calcext:value-type="float">
            <text:p>2.9763577293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6507219156" calcext:value-type="float">
            <text:p>7.88165072191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4787604351577" calcext:value-type="float">
            <text:p>4.047876043515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4043681626832" calcext:value-type="float">
            <text:p>2.9404368162683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6868121462096" calcext:value-type="float">
            <text:p>3.168681214620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94267351751016" calcext:value-type="float">
            <text:p>2.942673517510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86734975467371" calcext:value-type="float">
            <text:p>2.867349754673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415463614215" calcext:value-type="float">
            <text:p>7.894154636142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358087053166" calcext:value-type="float">
            <text:p>4.053580870531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382531024728" calcext:value-type="float">
            <text:p>2.793825310247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3793149351569" calcext:value-type="float">
            <text:p>2.637931493515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91602285897903" calcext:value-type="float">
            <text:p>2.916022858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68016737071567" calcext:value-type="float">
            <text:p>2.6801673707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549166747897" calcext:value-type="float">
            <text:p>7.895491667478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813893827908" calcext:value-type="float">
            <text:p>4.048138938279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407857351065" calcext:value-type="float">
            <text:p>2.794078573510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1995689971068" calcext:value-type="float">
            <text:p>2.519956899710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1150237579968" calcext:value-type="float">
            <text:p>2.811502375799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8230359101578" calcext:value-type="float">
            <text:p>2.582303591015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06925270521" calcext:value-type="float">
            <text:p>7.886069252705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765748616319" calcext:value-type="float">
            <text:p>4.037657486163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931416343154" calcext:value-type="float">
            <text:p>2.7893141634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3190789284761" calcext:value-type="float">
            <text:p>2.4319078928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5727619974758" calcext:value-type="float">
            <text:p>2.757276199747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0210220703152" calcext:value-type="float">
            <text:p>2.502102207031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459713599992" calcext:value-type="float">
            <text:p>7.8845971359999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693118210516" calcext:value-type="float">
            <text:p>4.05693118210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7580035842" calcext:value-type="float">
            <text:p>2.7807580035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585567579989" calcext:value-type="float">
            <text:p>2.3758556757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3705736098937" calcext:value-type="float">
            <text:p>2.737057360989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43568113649997" calcext:value-type="float">
            <text:p>2.435681136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081644123168" calcext:value-type="float">
            <text:p>7.880816441231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917950404193" calcext:value-type="float">
            <text:p>4.0391795040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269002455271" calcext:value-type="float">
            <text:p>2.7826900245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0649625970514" calcext:value-type="float">
            <text:p>2.306496259705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5700459122106" calcext:value-type="float">
            <text:p>2.6570045912210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7332832569999" calcext:value-type="float">
            <text:p>2.37332832569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7323027594741" calcext:value-type="float">
            <text:p>7.8732302759474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135767170012" calcext:value-type="float">
            <text:p>4.051357671700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7563933567355" calcext:value-type="float">
            <text:p>2.775639335673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584355620526" calcext:value-type="float">
            <text:p>2.25843556205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2960738893184" calcext:value-type="float">
            <text:p>2.629607388931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3961744407383" calcext:value-type="float">
            <text:p>2.339617444073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5283878998" calcext:value-type="float">
            <text:p>7.886528387899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586249941582" calcext:value-type="float">
            <text:p>4.045862499415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25433441031" calcext:value-type="float">
            <text:p>2.780254334410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0120832637919" calcext:value-type="float">
            <text:p>2.201208326379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015160368157" calcext:value-type="float">
            <text:p>2.60151603681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27452716715267" calcext:value-type="float">
            <text:p>2.274527167152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75736695777" calcext:value-type="float">
            <text:p>7.889757366957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951445803155" calcext:value-type="float">
            <text:p>4.0495144580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7994435287923" calcext:value-type="float">
            <text:p>2.779944352879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07250195276" calcext:value-type="float">
            <text:p>2.131072501952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0951699901019" calcext:value-type="float">
            <text:p>2.009516999010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34474069972122" calcext:value-type="float">
            <text:p>2.344740699721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792068440007" calcext:value-type="float">
            <text:p>7.897920684400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81276611567" calcext:value-type="float">
            <text:p>4.0558127661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08231676833" calcext:value-type="float">
            <text:p>2.7830823167683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85800423679" calcext:value-type="float">
            <text:p>2.1318580042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7140818760525" calcext:value-type="float">
            <text:p>1.9714081876052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9378888117359" calcext:value-type="float">
            <text:p>2.293788881173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87180723155" calcext:value-type="float">
            <text:p>7.8898718072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43921398403" calcext:value-type="float">
            <text:p>4.053439213984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027189699979" calcext:value-type="float">
            <text:p>2.780271896999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0429553999" calcext:value-type="float">
            <text:p>2.1260429553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3012189838421" calcext:value-type="float">
            <text:p>1.9301218983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6626861260002" calcext:value-type="float">
            <text:p>2.2662686126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28393137339" calcext:value-type="float">
            <text:p>7.884283931373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528086742" calcext:value-type="float">
            <text:p>4.0555280867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659421334193" calcext:value-type="float">
            <text:p>2.7865942133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727614884214" calcext:value-type="float">
            <text:p>2.127276148842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8035466719469" calcext:value-type="float">
            <text:p>1.880354667194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360820248996" calcext:value-type="float">
            <text:p>2.23608202489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74955475786" calcext:value-type="float">
            <text:p>7.884749554757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19124348418" calcext:value-type="float">
            <text:p>4.053191243484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64754505271" calcext:value-type="float">
            <text:p>2.7836475450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41505476837" calcext:value-type="float">
            <text:p>2.126415054768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4953543101583" calcext:value-type="float">
            <text:p>1.849535431015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2629450105261" calcext:value-type="float">
            <text:p>2.226294501052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003994634738" calcext:value-type="float">
            <text:p>7.890039946347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423917978369" calcext:value-type="float">
            <text:p>4.0442391797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254813367356" calcext:value-type="float">
            <text:p>2.782548133673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015019095259" calcext:value-type="float">
            <text:p>2.120150190952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0243400464217" calcext:value-type="float">
            <text:p>1.802434004642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647274886857" calcext:value-type="float">
            <text:p>2.206472748868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7894707681591" calcext:value-type="float">
            <text:p>7.878947076815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3991299795244" calcext:value-type="float">
            <text:p>4.0399129979524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167095058419" calcext:value-type="float">
            <text:p>2.7816709505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8104077473" calcext:value-type="float">
            <text:p>2.1268104077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8697835733687" calcext:value-type="float">
            <text:p>1.786978357336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136587953681" calcext:value-type="float">
            <text:p>2.2013658795368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513710101052" calcext:value-type="float">
            <text:p>7.875137101010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353075773666" calcext:value-type="float">
            <text:p>4.053530757736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8155330126839" calcext:value-type="float">
            <text:p>2.781553301268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048742877378" calcext:value-type="float">
            <text:p>2.120487428773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771405481597" calcext:value-type="float">
            <text:p>1.747714054815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2329169176324" calcext:value-type="float">
            <text:p>1.7232916917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817766501027" calcext:value-type="float">
            <text:p>7.888177665010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181486878945" calcext:value-type="float">
            <text:p>4.051814868789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275971523709" calcext:value-type="float">
            <text:p>2.772759715237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3237404698409" calcext:value-type="float">
            <text:p>2.132374046984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240965550528" calcext:value-type="float">
            <text:p>1.742409655505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5629417657376" calcext:value-type="float">
            <text:p>1.656294176573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9345980921571" calcext:value-type="float">
            <text:p>7.893459809215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1218044368" calcext:value-type="float">
            <text:p>4.044121804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34483212631" calcext:value-type="float">
            <text:p>2.77834483212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441686107901" calcext:value-type="float">
            <text:p>2.124416861079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098237285765" calcext:value-type="float">
            <text:p>1.74098237285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236371918262" calcext:value-type="float">
            <text:p>1.62363719182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810526958962" calcext:value-type="float">
            <text:p>7.878105269589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722539194761" calcext:value-type="float">
            <text:p>4.0472253919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63015226324" calcext:value-type="float">
            <text:p>2.7786301522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194372448924" calcext:value-type="float">
            <text:p>2.121943724489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69157283691" calcext:value-type="float">
            <text:p>1.739691572836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9470464184222" calcext:value-type="float">
            <text:p>1.594704641842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256091641576" calcext:value-type="float">
            <text:p>7.8825609164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44753874234" calcext:value-type="float">
            <text:p>4.044447538742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995489752614" calcext:value-type="float">
            <text:p>2.779954897526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1803082797903" calcext:value-type="float">
            <text:p>2.118030827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80790122118" calcext:value-type="float">
            <text:p>1.739807901221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7978180598438" calcext:value-type="float">
            <text:p>1.579781805984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614229576849" calcext:value-type="float">
            <text:p>7.8861422957684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819641181045" calcext:value-type="float">
            <text:p>4.048196411810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420496054765" calcext:value-type="float">
            <text:p>2.77420496054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601475708419" calcext:value-type="float">
            <text:p>2.1260147570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521176261567" calcext:value-type="float">
            <text:p>1.7352117626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5252590922108" calcext:value-type="float">
            <text:p>1.55252590922108</text:p>
          </table:table-cell>
        </table:table-row>
      </table:table>
      <table:table table:name="x86_64" table:style-name="ta1"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avg_proc_time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.56342328859" calcext:value-type="float">
            <text:p>178.563423288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.639265333568" calcext:value-type="float">
            <text:p>179.6392653335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9.520672344711" calcext:value-type="float">
            <text:p>179.5206723447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9.104197188668" calcext:value-type="float">
            <text:p>179.1041971886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.342095202753" calcext:value-type="float">
            <text:p>180.3420952027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8.265154552579" calcext:value-type="float">
            <text:p>178.26515455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6961043566894" calcext:value-type="float">
            <text:p>87.6961043566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.1882614038421" calcext:value-type="float">
            <text:p>89.18826140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.8573865351474" calcext:value-type="float">
            <text:p>88.8573865351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.9354990723053" calcext:value-type="float">
            <text:p>88.9354990723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9.0368600429158" calcext:value-type="float">
            <text:p>89.0368600429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.2909736500157" calcext:value-type="float">
            <text:p>89.2909736500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8887127532" calcext:value-type="float">
            <text:p>44.88871275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8384062768106" calcext:value-type="float">
            <text:p>43.8384062768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7375874703211" calcext:value-type="float">
            <text:p>44.7375874703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.6672265766105" calcext:value-type="float">
            <text:p>43.6672265766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.2664984597737" calcext:value-type="float">
            <text:p>44.2664984597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.4401577736052" calcext:value-type="float">
            <text:p>44.4401577736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9996266909947" calcext:value-type="float">
            <text:p>28.9996266909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5768141170894" calcext:value-type="float">
            <text:p>29.5768141170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.8114368239526" calcext:value-type="float">
            <text:p>29.811436823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.0234858859684" calcext:value-type="float">
            <text:p>30.0234858859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.4046059201316" calcext:value-type="float">
            <text:p>29.4046059201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.5888987846421" calcext:value-type="float">
            <text:p>29.58889878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1375580128737" calcext:value-type="float">
            <text:p>22.137558012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2058903979526" calcext:value-type="float">
            <text:p>22.205890397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.973958483558" calcext:value-type="float">
            <text:p>21.9739584835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.9027991570789" calcext:value-type="float">
            <text:p>21.9027991570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.1623205214158" calcext:value-type="float">
            <text:p>22.1623205214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.0042052247369" calcext:value-type="float">
            <text:p>22.004205224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.7011482897" calcext:value-type="float">
            <text:p>17.7011482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.6325633332316" calcext:value-type="float">
            <text:p>17.6325633332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.5223249934422" calcext:value-type="float">
            <text:p>17.5223249934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.7883206447421" calcext:value-type="float">
            <text:p>17.7883206447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7753708877474" calcext:value-type="float">
            <text:p>17.7753708877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785716969621" calcext:value-type="float">
            <text:p>17.7857169696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9581079397579" calcext:value-type="float">
            <text:p>14.958107939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7532647047947" calcext:value-type="float">
            <text:p>14.7532647047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.0669834078474" calcext:value-type="float">
            <text:p>15.0669834078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7085263418422" calcext:value-type="float">
            <text:p>14.708526341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848746346279" calcext:value-type="float">
            <text:p>14.8487463462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7861492234526" calcext:value-type="float">
            <text:p>14.7861492234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312780733842" calcext:value-type="float">
            <text:p>13.131278073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7163030202894" calcext:value-type="float">
            <text:p>12.7163030202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.7019178224105" calcext:value-type="float">
            <text:p>12.7019178224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.8960118605684" calcext:value-type="float">
            <text:p>12.8960118605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6039469727579" calcext:value-type="float">
            <text:p>12.603946972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.7683380543842" calcext:value-type="float">
            <text:p>12.768338054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755946194053" calcext:value-type="float">
            <text:p>12.875594619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0254623392579" calcext:value-type="float">
            <text:p>11.025462339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1793191108105" calcext:value-type="float">
            <text:p>11.1793191108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1261164899105" calcext:value-type="float">
            <text:p>11.1261164899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.1027172082474" calcext:value-type="float">
            <text:p>11.1027172082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0400278182683" calcext:value-type="float">
            <text:p>11.0400278182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7906043334527" calcext:value-type="float">
            <text:p>12.7906043334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85441972472105" calcext:value-type="float">
            <text:p>9.85441972472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0312062055264" calcext:value-type="float">
            <text:p>10.03120620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3468120785789" calcext:value-type="float">
            <text:p>9.934681207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89607116596845" calcext:value-type="float">
            <text:p>9.8960711659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8758257608421" calcext:value-type="float">
            <text:p>9.875825760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645161948737" calcext:value-type="float">
            <text:p>12.864516194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91022480349996" calcext:value-type="float">
            <text:p>8.910224803499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98459750562633" calcext:value-type="float">
            <text:p>8.9845975056263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90158963893684" calcext:value-type="float">
            <text:p>8.901589638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6711036022421" calcext:value-type="float">
            <text:p>8.6711036022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93754801421052" calcext:value-type="float">
            <text:p>8.93754801421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111611847684" calcext:value-type="float">
            <text:p>12.8111611847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12824097853683" calcext:value-type="float">
            <text:p>8.12824097853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14319315394735" calcext:value-type="float">
            <text:p>8.143193153947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22827616356839" calcext:value-type="float">
            <text:p>8.22827616356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01458590728949" calcext:value-type="float">
            <text:p>8.014585907289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08096189435788" calcext:value-type="float">
            <text:p>8.080961894357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964870346421" calcext:value-type="float">
            <text:p>12.69648703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6560874852626" calcext:value-type="float">
            <text:p>7.565608748526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465805184737" calcext:value-type="float">
            <text:p>7.324658051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343137313685" calcext:value-type="float">
            <text:p>7.423431373136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39774426967361" calcext:value-type="float">
            <text:p>7.397744269673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3916048626842" calcext:value-type="float">
            <text:p>7.53916048626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6538357379" calcext:value-type="float">
            <text:p>12.7865383573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12697305750002" calcext:value-type="float">
            <text:p>7.1269730575000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93424948576845" calcext:value-type="float">
            <text:p>6.934249485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81449985107369" calcext:value-type="float">
            <text:p>6.8144998510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84851517449473" calcext:value-type="float">
            <text:p>6.84851517449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81015623856317" calcext:value-type="float">
            <text:p>6.810156238563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529310878158" calcext:value-type="float">
            <text:p>12.652931087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3536123691589" calcext:value-type="float">
            <text:p>6.635361236915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43736503987898" calcext:value-type="float">
            <text:p>6.4373650398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4014780977105" calcext:value-type="float">
            <text:p>6.4014780977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3878005771054" calcext:value-type="float">
            <text:p>6.33878005771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41738072037899" calcext:value-type="float">
            <text:p>6.417380720378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948472090526" calcext:value-type="float">
            <text:p>12.7948472090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9210824744211" calcext:value-type="float">
            <text:p>6.692108247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02883209684209" calcext:value-type="float">
            <text:p>6.0288320968420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16099220691573" calcext:value-type="float">
            <text:p>6.1609922069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7485901751574" calcext:value-type="float">
            <text:p>5.874859017515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2904600938942" calcext:value-type="float">
            <text:p>5.929046009389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303834712895" calcext:value-type="float">
            <text:p>12.63038347128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9301249613161" calcext:value-type="float">
            <text:p>6.793012496131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67454741344742" calcext:value-type="float">
            <text:p>5.674547413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8464066016737" calcext:value-type="float">
            <text:p>5.8464066016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68119860138952" calcext:value-type="float">
            <text:p>5.681198601389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6962901636315" calcext:value-type="float">
            <text:p>5.9696290163631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9060634445316" calcext:value-type="float">
            <text:p>12.9060634445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45582247585789" calcext:value-type="float">
            <text:p>6.455822475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43395444116316" calcext:value-type="float">
            <text:p>5.43395444116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7671463080523" calcext:value-type="float">
            <text:p>5.5767146308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38115339993684" calcext:value-type="float">
            <text:p>5.381153399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31968662746319" calcext:value-type="float">
            <text:p>5.319686627463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708650549421" calcext:value-type="float">
            <text:p>12.6708650549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4541958009475" calcext:value-type="float">
            <text:p>6.5454195800947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23881324163686" calcext:value-type="float">
            <text:p>5.238813241636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37409515944734" calcext:value-type="float">
            <text:p>5.3740951594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9524572058421" calcext:value-type="float">
            <text:p>5.2952457205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00000277349472" calcext:value-type="float">
            <text:p>5.000002773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46300497894" calcext:value-type="float">
            <text:p>12.7846300497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0684902976849" calcext:value-type="float">
            <text:p>6.506849029768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82830522103682" calcext:value-type="float">
            <text:p>4.8283052210368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28365765136837" calcext:value-type="float">
            <text:p>5.283657651368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02767359274734" calcext:value-type="float">
            <text:p>5.0276735927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7260686865793" calcext:value-type="float">
            <text:p>4.8726068686579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8575783514053" calcext:value-type="float">
            <text:p>12.857578351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5342376302106" calcext:value-type="float">
            <text:p>6.55342376302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77720288538421" calcext:value-type="float">
            <text:p>4.777202885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13403579952631" calcext:value-type="float">
            <text:p>5.1340357995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8882252705264" calcext:value-type="float">
            <text:p>4.7888225270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76512441814738" calcext:value-type="float">
            <text:p>4.765124418147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948718980897" calcext:value-type="float">
            <text:p>12.794871898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4416274329985" calcext:value-type="float">
            <text:p>6.544162743299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406953437892" calcext:value-type="float">
            <text:p>4.6640695343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7993266136326" calcext:value-type="float">
            <text:p>4.379932661363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76477707464741" calcext:value-type="float">
            <text:p>4.764777074647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35851336670523" calcext:value-type="float">
            <text:p>4.3585133667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6781175900897" calcext:value-type="float">
            <text:p>12.678117590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8330299026862" calcext:value-type="float">
            <text:p>6.583302990268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2632287790008" calcext:value-type="float">
            <text:p>4.5263228779000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998168682647" calcext:value-type="float">
            <text:p>4.089981686826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4709518690535" calcext:value-type="float">
            <text:p>4.547095186905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19057624739984" calcext:value-type="float">
            <text:p>4.19057624739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085150419264" calcext:value-type="float">
            <text:p>12.7085150419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40266757033696" calcext:value-type="float">
            <text:p>6.402667570336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686391096836" calcext:value-type="float">
            <text:p>4.666863910968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353887014737" calcext:value-type="float">
            <text:p>4.0835388701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45204508929485" calcext:value-type="float">
            <text:p>4.452045089294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29289696144198" calcext:value-type="float">
            <text:p>4.292896961441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0419056096053" calcext:value-type="float">
            <text:p>12.0419056096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507584890473" calcext:value-type="float">
            <text:p>6.6507584890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1940820886334" calcext:value-type="float">
            <text:p>4.519408208863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785914640054" calcext:value-type="float">
            <text:p>3.8785914640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7403406378437" calcext:value-type="float">
            <text:p>4.274034063784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07207406940514" calcext:value-type="float">
            <text:p>4.0720740694051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849564381634" calcext:value-type="float">
            <text:p>12.8849564381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263690088939" calcext:value-type="float">
            <text:p>6.552636900889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71934951276305" calcext:value-type="float">
            <text:p>4.719349512763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2597294194207" calcext:value-type="float">
            <text:p>4.0259729419420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4157340956846" calcext:value-type="float">
            <text:p>4.2415734095684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2473569319484" calcext:value-type="float">
            <text:p>3.824735693194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505482525578" calcext:value-type="float">
            <text:p>12.75054825255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835859850003" calcext:value-type="float">
            <text:p>6.5583585985000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1775511560534" calcext:value-type="float">
            <text:p>4.417755115605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9747595044742" calcext:value-type="float">
            <text:p>3.797475950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3407932238961" calcext:value-type="float">
            <text:p>4.234079322389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72186462727365" calcext:value-type="float">
            <text:p>3.7218646272736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723930636211" calcext:value-type="float">
            <text:p>12.8723930636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0177010721047" calcext:value-type="float">
            <text:p>6.601770107210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5304163965792" calcext:value-type="float">
            <text:p>4.453041639657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3080240663157" calcext:value-type="float">
            <text:p>3.7308024066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10382003248422" calcext:value-type="float">
            <text:p>4.1038200324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9408427594221" calcext:value-type="float">
            <text:p>3.594084275942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328486444684" calcext:value-type="float">
            <text:p>12.9328486444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7884482662097" calcext:value-type="float">
            <text:p>6.578844826620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21222584839" calcext:value-type="float">
            <text:p>4.5521222584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5234178305777" calcext:value-type="float">
            <text:p>3.4523417830577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927124964368" calcext:value-type="float">
            <text:p>3.39271249643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9540985034731" calcext:value-type="float">
            <text:p>3.795409850347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4349781277526" calcext:value-type="float">
            <text:p>13.4349781277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00691480517" calcext:value-type="float">
            <text:p>6.541006914805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7708814560512" calcext:value-type="float">
            <text:p>4.577088145605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037811866841" calcext:value-type="float">
            <text:p>3.400378118668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632179272262" calcext:value-type="float">
            <text:p>3.36321792722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4326337902642" calcext:value-type="float">
            <text:p>3.743263379026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3863853772631" calcext:value-type="float">
            <text:p>12.386385377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6379399876845" calcext:value-type="float">
            <text:p>6.663793998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469920344736" calcext:value-type="float">
            <text:p>4.4469920344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500539808423" calcext:value-type="float">
            <text:p>3.425005398084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393429738001" calcext:value-type="float">
            <text:p>3.3393429738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03373206312" calcext:value-type="float">
            <text:p>3.695033732063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801325567789" calcext:value-type="float">
            <text:p>12.9801325567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191522081473" calcext:value-type="float">
            <text:p>6.5191522081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748997305786" calcext:value-type="float">
            <text:p>4.557489973057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1681803275774" calcext:value-type="float">
            <text:p>3.416818032757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0152126488938" calcext:value-type="float">
            <text:p>3.101521264889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2441251407892" calcext:value-type="float">
            <text:p>3.6244125140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27600397984" calcext:value-type="float">
            <text:p>12.727600397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18746670519" calcext:value-type="float">
            <text:p>6.541187466705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160177048211" calcext:value-type="float">
            <text:p>4.4160177048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564417018416" calcext:value-type="float">
            <text:p>3.405644170184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7782999748425" calcext:value-type="float">
            <text:p>3.1778299974842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85751458849472" calcext:value-type="float">
            <text:p>3.857514588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336170628" calcext:value-type="float">
            <text:p>12.73361706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0686668976322" calcext:value-type="float">
            <text:p>6.606866689763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725233010004" calcext:value-type="float">
            <text:p>4.527252330100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855942683631" calcext:value-type="float">
            <text:p>3.4855942683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4018585720544" calcext:value-type="float">
            <text:p>3.0401858572054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4945016875797" calcext:value-type="float">
            <text:p>3.549450168757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159245883001" calcext:value-type="float">
            <text:p>12.7159245883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2142705280421" calcext:value-type="float">
            <text:p>6.2142705280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419238263156" calcext:value-type="float">
            <text:p>4.5241923826315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79404802068412" calcext:value-type="float">
            <text:p>3.794048020684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720920518959" calcext:value-type="float">
            <text:p>2.967209205189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91083036866" calcext:value-type="float">
            <text:p>3.6959108303686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721567763052" calcext:value-type="float">
            <text:p>12.6721567763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5216867364204" calcext:value-type="float">
            <text:p>6.752168673642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94329490278429" calcext:value-type="float">
            <text:p>4.9432949027842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0105842080527" calcext:value-type="float">
            <text:p>3.50105842080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258882441049" calcext:value-type="float">
            <text:p>2.872588824410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9557782781573" calcext:value-type="float">
            <text:p>2.8955778278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856543199736" calcext:value-type="float">
            <text:p>13.0856543199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8711366124728" calcext:value-type="float">
            <text:p>6.787113661247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46948911252113" calcext:value-type="float">
            <text:p>4.4694891125211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9640980757901" calcext:value-type="float">
            <text:p>3.596409807579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8777684546318" calcext:value-type="float">
            <text:p>2.8877768454631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527556564206" calcext:value-type="float">
            <text:p>2.945275565642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545831128158" calcext:value-type="float">
            <text:p>12.654583112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66074923177898" calcext:value-type="float">
            <text:p>6.6607492317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64723756855264" calcext:value-type="float">
            <text:p>4.647237568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5333244872634" calcext:value-type="float">
            <text:p>3.55333244872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9944325844211" calcext:value-type="float">
            <text:p>2.899443258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31362836879994" calcext:value-type="float">
            <text:p>3.313628368799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8896881461632" calcext:value-type="float">
            <text:p>12.88968814616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9828947665795" calcext:value-type="float">
            <text:p>6.598289476657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74157412567364" calcext:value-type="float">
            <text:p>4.741574125673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371912906579" calcext:value-type="float">
            <text:p>3.8371912906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2276352784737" calcext:value-type="float">
            <text:p>2.922763527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110118738426" calcext:value-type="float">
            <text:p>2.941101187384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183394027159" calcext:value-type="float">
            <text:p>13.01833940271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4510142993157" calcext:value-type="float">
            <text:p>6.5451014299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7543591148953" calcext:value-type="float">
            <text:p>4.575435911489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8563810207354" calcext:value-type="float">
            <text:p>3.885638102073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0402123657898" calcext:value-type="float">
            <text:p>2.9040212365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09330531063674" calcext:value-type="float">
            <text:p>3.093305310636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3179664616999" calcext:value-type="float">
            <text:p>13.31796646169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7231929925778" calcext:value-type="float">
            <text:p>6.572319299257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5565457741059" calcext:value-type="float">
            <text:p>4.555654577410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96026148053688" calcext:value-type="float">
            <text:p>3.960261480536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79292369422" calcext:value-type="float">
            <text:p>2.8779292369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5002384442104" calcext:value-type="float">
            <text:p>2.85002384442104</text:p>
          </table:table-cell>
        </table:table-row>
      </table:table>
      <table:table table:name="scratch all" table:style-name="ta1">
        <table:table-column table:style-name="co6" table:default-cell-style-name="Default"/>
        <table:table-column table:style-name="co6" table:number-columns-repeated="3" table:default-cell-style-name="ce13"/>
        <table:table-column table:style-name="co6" table:visibility="collapse" table:default-cell-style-name="ce13"/>
        <table:table-column table:style-name="co8" table:default-cell-style-name="ce13"/>
        <table:table-column table:style-name="co9" table:default-cell-style-name="ce13"/>
        <table:table-column table:style-name="co6" table:number-columns-repeated="3" table:default-cell-style-name="ce13"/>
        <table:table-column table:style-name="co6" table:visibility="collapse" table:default-cell-style-name="ce13"/>
        <table:table-column table:style-name="co7" table:default-cell-style-name="ce13"/>
        <table:table-column table:style-name="co6" table:number-columns-repeated="1012" table:default-cell-style-name="Default"/>
        <table:table-row table:style-name="ro2">
          <table:table-cell table:style-name="ce9"/>
          <table:table-cell table:style-name="ce10" table:number-columns-repeated="5"/>
          <table:table-cell table:style-name="ce15"/>
          <table:table-cell table:style-name="ce10" table:number-columns-repeated="5"/>
          <table:table-cell table:style-name="ce9" table:number-columns-repeated="1012"/>
        </table:table-row>
        <table:table-row table:style-name="ro3">
          <table:table-cell/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emory</text:p>
          </table:table-cell>
          <table:table-cell table:style-name="ce11" office:value-type="string" calcext:value-type="string">
            <text:p>Workers</text:p>
          </table:table-cell>
          <table:table-cell table:style-name="ce11" office:value-type="string" calcext:value-type="string">
            <text:p>cores</text:p>
          </table:table-cell>
          <table:table-cell table:style-name="ce11" office:value-type="string" calcext:value-type="string">
            <text:p>avg_proc_time</text:p>
          </table:table-cell>
          <table:table-cell table:style-name="ce16"/>
          <table:table-cell table:style-name="ce18" office:value-type="string" calcext:value-type="string">
            <text:p>Architecture</text:p>
          </table:table-cell>
          <table:table-cell table:style-name="ce18" office:value-type="string" calcext:value-type="string">
            <text:p>Memory</text:p>
          </table:table-cell>
          <table:table-cell table:style-name="ce18" office:value-type="string" calcext:value-type="string">
            <text:p>Workers</text:p>
          </table:table-cell>
          <table:table-cell table:style-name="ce18" office:value-type="string" calcext:value-type="string">
            <text:p>cores</text:p>
          </table:table-cell>
          <table:table-cell table:style-name="ce18" office:value-type="string" calcext:value-type="string">
            <text:p>avg_proc_time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125324774926" calcext:value-type="float">
            <text:p>110.125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8.56342328859" calcext:value-type="float">
            <text:p>178.563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0197380736473" calcext:value-type="float">
            <text:p>55.019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7.6961043566894" calcext:value-type="float">
            <text:p>87.696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4640763694158" calcext:value-type="float">
            <text:p>27.464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8887127532" calcext:value-type="float">
            <text:p>44.888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888448335316" calcext:value-type="float">
            <text:p>18.288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8.9996266909947" calcext:value-type="float">
            <text:p>28.999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6958725943948" calcext:value-type="float">
            <text:p>13.695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2.1375580128737" calcext:value-type="float">
            <text:p>22.137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325457330789" calcext:value-type="float">
            <text:p>10.932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011482897" calcext:value-type="float">
            <text:p>17.701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7050062849997" calcext:value-type="float">
            <text:p>9.170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9581079397579" calcext:value-type="float">
            <text:p>14.958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99845816125257" calcext:value-type="float">
            <text:p>7.998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1312780733842" calcext:value-type="float">
            <text:p>13.131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90064426431576" calcext:value-type="float">
            <text:p>7.900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755946194053" calcext:value-type="float">
            <text:p>12.87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98786110021" calcext:value-type="float">
            <text:p>7.898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7906043334527" calcext:value-type="float">
            <text:p>12.790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779840388158" calcext:value-type="float">
            <text:p>7.878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645161948737" calcext:value-type="float">
            <text:p>12.864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7120415610002" calcext:value-type="float">
            <text:p>7.871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111611847684" calcext:value-type="float">
            <text:p>12.81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8105027130004" calcext:value-type="float">
            <text:p>7.881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964870346421" calcext:value-type="float">
            <text:p>12.696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612399724754" calcext:value-type="float">
            <text:p>7.876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786538357379" calcext:value-type="float">
            <text:p>12.786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8419255425264" calcext:value-type="float">
            <text:p>7.884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529310878158" calcext:value-type="float">
            <text:p>12.65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837858029994" calcext:value-type="float">
            <text:p>7.878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7948472090526" calcext:value-type="float">
            <text:p>12.794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9246107042093" calcext:value-type="float">
            <text:p>7.892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303834712895" calcext:value-type="float">
            <text:p>12.630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330434036337" calcext:value-type="float">
            <text:p>7.873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9060634445316" calcext:value-type="float">
            <text:p>12.906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9391895151572" calcext:value-type="float">
            <text:p>7.893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6708650549421" calcext:value-type="float">
            <text:p>12.670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7954212449486" calcext:value-type="float">
            <text:p>7.879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7846300497894" calcext:value-type="float">
            <text:p>12.78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8816507219156" calcext:value-type="float">
            <text:p>7.881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2.8575783514053" calcext:value-type="float">
            <text:p>12.857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9415463614215" calcext:value-type="float">
            <text:p>7.894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7948718980897" calcext:value-type="float">
            <text:p>12.794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9549166747897" calcext:value-type="float">
            <text:p>7.895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6781175900897" calcext:value-type="float">
            <text:p>12.678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606925270521" calcext:value-type="float">
            <text:p>7.886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7085150419264" calcext:value-type="float">
            <text:p>12.708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459713599992" calcext:value-type="float">
            <text:p>7.884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0419056096053" calcext:value-type="float">
            <text:p>12.041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081644123168" calcext:value-type="float">
            <text:p>7.880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8849564381634" calcext:value-type="float">
            <text:p>12.88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7323027594741" calcext:value-type="float">
            <text:p>7.873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7505482525578" calcext:value-type="float">
            <text:p>12.750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7.8865283878998" calcext:value-type="float">
            <text:p>7.886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2.8723930636211" calcext:value-type="float">
            <text:p>12.872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975736695777" calcext:value-type="float">
            <text:p>7.889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9328486444684" calcext:value-type="float">
            <text:p>12.932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9792068440007" calcext:value-type="float">
            <text:p>7.897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3.4349781277526" calcext:value-type="float">
            <text:p>13.43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987180723155" calcext:value-type="float">
            <text:p>7.889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3863853772631" calcext:value-type="float">
            <text:p>12.38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428393137339" calcext:value-type="float">
            <text:p>7.884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9801325567789" calcext:value-type="float">
            <text:p>12.980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8474955475786" calcext:value-type="float">
            <text:p>7.884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727600397984" calcext:value-type="float">
            <text:p>12.727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9003994634738" calcext:value-type="float">
            <text:p>7.890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7336170628" calcext:value-type="float">
            <text:p>12.733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7.87894707681591" calcext:value-type="float">
            <text:p>7.878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2.7159245883001" calcext:value-type="float">
            <text:p>12.715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7513710101052" calcext:value-type="float">
            <text:p>7.875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2.6721567763052" calcext:value-type="float">
            <text:p>12.672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8817766501027" calcext:value-type="float">
            <text:p>7.888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3.0856543199736" calcext:value-type="float">
            <text:p>13.08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9345980921571" calcext:value-type="float">
            <text:p>7.893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2.6545831128158" calcext:value-type="float">
            <text:p>12.65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7810526958962" calcext:value-type="float">
            <text:p>7.878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2.8896881461632" calcext:value-type="float">
            <text:p>12.889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8256091641576" calcext:value-type="float">
            <text:p>7.882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3.0183394027159" calcext:value-type="float">
            <text:p>13.01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7.88614229576849" calcext:value-type="float">
            <text:p>7.886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3.3179664616999" calcext:value-type="float">
            <text:p>13.318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10.314522914284" calcext:value-type="float">
            <text:p>110.314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79.639265333568" calcext:value-type="float">
            <text:p>179.639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54.9669463328421" calcext:value-type="float">
            <text:p>54.966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89.1882614038421" calcext:value-type="float">
            <text:p>89.18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27.4917086859737" calcext:value-type="float">
            <text:p>27.491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43.8384062768106" calcext:value-type="float">
            <text:p>43.838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8.5220818129054" calcext:value-type="float">
            <text:p>18.522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29.5768141170894" calcext:value-type="float">
            <text:p>29.576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3.6924919201316" calcext:value-type="float">
            <text:p>13.692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22.2058903979526" calcext:value-type="float">
            <text:p>22.205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0.947830688516" calcext:value-type="float">
            <text:p>10.947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7.6325633332316" calcext:value-type="float">
            <text:p>17.63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9.11327275109478" calcext:value-type="float">
            <text:p>9.113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4.7532647047947" calcext:value-type="float">
            <text:p>14.75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7.81273212156324" calcext:value-type="float">
            <text:p>7.812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2.7163030202894" calcext:value-type="float">
            <text:p>12.716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6.83635534599472" calcext:value-type="float">
            <text:p>6.836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11.0254623392579" calcext:value-type="float">
            <text:p>11.025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6.07698998944207" calcext:value-type="float">
            <text:p>6.077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9.85441972472105" calcext:value-type="float">
            <text:p>9.854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5.49213765237891" calcext:value-type="float">
            <text:p>5.492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8.91022480349996" calcext:value-type="float">
            <text:p>8.910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5.00057873466315" calcext:value-type="float">
            <text:p>5.000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 office:value-type="float" office:value="8.12824097853683" calcext:value-type="float">
            <text:p>8.128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62275884436343" calcext:value-type="float">
            <text:p>4.622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56560874852626" calcext:value-type="float">
            <text:p>7.56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36443408620001" calcext:value-type="float">
            <text:p>4.364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12697305750002" calcext:value-type="float">
            <text:p>7.127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7362333552089" calcext:value-type="float">
            <text:p>4.073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63536123691589" calcext:value-type="float">
            <text:p>6.63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6039002499457" calcext:value-type="float">
            <text:p>4.060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69210824744211" calcext:value-type="float">
            <text:p>6.69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85100022159" calcext:value-type="float">
            <text:p>4.058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79301249613161" calcext:value-type="float">
            <text:p>6.793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327710133146" calcext:value-type="float">
            <text:p>4.053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45582247585789" calcext:value-type="float">
            <text:p>6.455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027980219464" calcext:value-type="float">
            <text:p>4.050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54541958009475" calcext:value-type="float">
            <text:p>6.54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5810034614737" calcext:value-type="float">
            <text:p>4.058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50684902976849" calcext:value-type="float">
            <text:p>6.506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04787604351577" calcext:value-type="float">
            <text:p>4.047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55342376302106" calcext:value-type="float">
            <text:p>6.553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5358087053166" calcext:value-type="float">
            <text:p>4.053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4416274329985" calcext:value-type="float">
            <text:p>6.544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4813893827908" calcext:value-type="float">
            <text:p>4.048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8330299026862" calcext:value-type="float">
            <text:p>6.58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3765748616319" calcext:value-type="float">
            <text:p>4.037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40266757033696" calcext:value-type="float">
            <text:p>6.402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5693118210516" calcext:value-type="float">
            <text:p>4.056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6507584890473" calcext:value-type="float">
            <text:p>6.650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3917950404193" calcext:value-type="float">
            <text:p>4.039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5263690088939" calcext:value-type="float">
            <text:p>6.55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5135767170012" calcext:value-type="float">
            <text:p>4.051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55835859850003" calcext:value-type="float">
            <text:p>6.558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4586249941582" calcext:value-type="float">
            <text:p>4.045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6.60177010721047" calcext:value-type="float">
            <text:p>6.601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4951445803155" calcext:value-type="float">
            <text:p>4.049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7884482662097" calcext:value-type="float">
            <text:p>6.57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581276611567" calcext:value-type="float">
            <text:p>4.055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4100691480517" calcext:value-type="float">
            <text:p>6.541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343921398403" calcext:value-type="float">
            <text:p>4.053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66379399876845" calcext:value-type="float">
            <text:p>6.663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5528086742" calcext:value-type="float">
            <text:p>4.055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191522081473" calcext:value-type="float">
            <text:p>6.519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5319124348418" calcext:value-type="float">
            <text:p>4.053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54118746670519" calcext:value-type="float">
            <text:p>6.54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4423917978369" calcext:value-type="float">
            <text:p>4.044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60686668976322" calcext:value-type="float">
            <text:p>6.606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03991299795244" calcext:value-type="float">
            <text:p>4.039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6.2142705280421" calcext:value-type="float">
            <text:p>6.214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5353075773666" calcext:value-type="float">
            <text:p>4.053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75216867364204" calcext:value-type="float">
            <text:p>6.752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5181486878945" calcext:value-type="float">
            <text:p>4.051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78711366124728" calcext:value-type="float">
            <text:p>6.787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41218044368" calcext:value-type="float">
            <text:p>4.044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66074923177898" calcext:value-type="float">
            <text:p>6.660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722539194761" calcext:value-type="float">
            <text:p>4.047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59828947665795" calcext:value-type="float">
            <text:p>6.59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444753874234" calcext:value-type="float">
            <text:p>4.044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54510142993157" calcext:value-type="float">
            <text:p>6.545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04819641181045" calcext:value-type="float">
            <text:p>4.048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6.57231929925778" calcext:value-type="float">
            <text:p>6.572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215699035263" calcext:value-type="float">
            <text:p>110.215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9.520672344711" calcext:value-type="float">
            <text:p>179.520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0646209885579" calcext:value-type="float">
            <text:p>55.064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8.8573865351474" calcext:value-type="float">
            <text:p>88.857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3949595819316" calcext:value-type="float">
            <text:p>27.395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7375874703211" calcext:value-type="float">
            <text:p>44.737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878396833737" calcext:value-type="float">
            <text:p>18.287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9.8114368239526" calcext:value-type="float">
            <text:p>29.81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6667410067789" calcext:value-type="float">
            <text:p>13.666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1.973958483558" calcext:value-type="float">
            <text:p>21.97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16598303563" calcext:value-type="float">
            <text:p>10.916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5223249934422" calcext:value-type="float">
            <text:p>17.522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09335049754211" calcext:value-type="float">
            <text:p>9.093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5.0669834078474" calcext:value-type="float">
            <text:p>15.067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0384628526853" calcext:value-type="float">
            <text:p>7.803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7019178224105" calcext:value-type="float">
            <text:p>12.701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030297411842" calcext:value-type="float">
            <text:p>6.803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1793191108105" calcext:value-type="float">
            <text:p>11.179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6813312319473" calcext:value-type="float">
            <text:p>6.068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0312062055264" calcext:value-type="float">
            <text:p>10.03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6938968243682" calcext:value-type="float">
            <text:p>5.469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98459750562633" calcext:value-type="float">
            <text:p>8.98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8149845028412" calcext:value-type="float">
            <text:p>4.981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14319315394735" calcext:value-type="float">
            <text:p>8.143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55841101172117" calcext:value-type="float">
            <text:p>4.558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7.32465805184737" calcext:value-type="float">
            <text:p>7.32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23248232803685" calcext:value-type="float">
            <text:p>4.232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6.93424948576845" calcext:value-type="float">
            <text:p>6.934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92057169968413" calcext:value-type="float">
            <text:p>3.920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6.43736503987898" calcext:value-type="float">
            <text:p>6.437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68423485164723" calcext:value-type="float">
            <text:p>3.684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6.02883209684209" calcext:value-type="float">
            <text:p>6.02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45123139823154" calcext:value-type="float">
            <text:p>3.451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5.67454741344742" calcext:value-type="float">
            <text:p>5.674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27085652849989" calcext:value-type="float">
            <text:p>3.270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5.43395444116316" calcext:value-type="float">
            <text:p>5.43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13597974780535" calcext:value-type="float">
            <text:p>3.136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5.23881324163686" calcext:value-type="float">
            <text:p>5.23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3.04034437464221" calcext:value-type="float">
            <text:p>3.040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82830522103682" calcext:value-type="float">
            <text:p>4.82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2.94043681626832" calcext:value-type="float">
            <text:p>2.940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4" office:value-type="float" office:value="4.77720288538421" calcext:value-type="float">
            <text:p>4.777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9382531024728" calcext:value-type="float">
            <text:p>2.793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66406953437892" calcext:value-type="float">
            <text:p>4.664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9407857351065" calcext:value-type="float">
            <text:p>2.794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52632287790008" calcext:value-type="float">
            <text:p>4.526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931416343154" calcext:value-type="float">
            <text:p>2.789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66686391096836" calcext:value-type="float">
            <text:p>4.666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07580035842" calcext:value-type="float">
            <text:p>2.780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51940820886334" calcext:value-type="float">
            <text:p>4.519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269002455271" calcext:value-type="float">
            <text:p>2.782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71934951276305" calcext:value-type="float">
            <text:p>4.719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7563933567355" calcext:value-type="float">
            <text:p>2.775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41775511560534" calcext:value-type="float">
            <text:p>4.417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8025433441031" calcext:value-type="float">
            <text:p>2.780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45304163965792" calcext:value-type="float">
            <text:p>4.453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7994435287923" calcext:value-type="float">
            <text:p>2.779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521222584839" calcext:value-type="float">
            <text:p>4.55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308231676833" calcext:value-type="float">
            <text:p>2.783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7708814560512" calcext:value-type="float">
            <text:p>4.577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027189699979" calcext:value-type="float">
            <text:p>2.780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4469920344736" calcext:value-type="float">
            <text:p>4.447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659421334193" calcext:value-type="float">
            <text:p>2.786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5748997305786" calcext:value-type="float">
            <text:p>4.557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364754505271" calcext:value-type="float">
            <text:p>2.783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4160177048211" calcext:value-type="float">
            <text:p>4.416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254813367356" calcext:value-type="float">
            <text:p>2.782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2725233010004" calcext:value-type="float">
            <text:p>4.527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78167095058419" calcext:value-type="float">
            <text:p>2.781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52419238263156" calcext:value-type="float">
            <text:p>4.524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8155330126839" calcext:value-type="float">
            <text:p>2.781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94329490278429" calcext:value-type="float">
            <text:p>4.94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275971523709" calcext:value-type="float">
            <text:p>2.772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46948911252113" calcext:value-type="float">
            <text:p>4.469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834483212631" calcext:value-type="float">
            <text:p>2.778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64723756855264" calcext:value-type="float">
            <text:p>4.647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863015226324" calcext:value-type="float">
            <text:p>2.778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74157412567364" calcext:value-type="float">
            <text:p>4.741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995489752614" calcext:value-type="float">
            <text:p>2.780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57543591148953" calcext:value-type="float">
            <text:p>4.57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77420496054765" calcext:value-type="float">
            <text:p>2.774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4.55565457741059" calcext:value-type="float">
            <text:p>4.55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483048234926" calcext:value-type="float">
            <text:p>110.483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9.104197188668" calcext:value-type="float">
            <text:p>179.104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2433146919631" calcext:value-type="float">
            <text:p>55.243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8.9354990723053" calcext:value-type="float">
            <text:p>88.935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4032387648369" calcext:value-type="float">
            <text:p>27.403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3.6672265766105" calcext:value-type="float">
            <text:p>43.667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799305146685" calcext:value-type="float">
            <text:p>18.279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0.0234858859684" calcext:value-type="float">
            <text:p>30.023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7321699285736" calcext:value-type="float">
            <text:p>13.732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1.9027991570789" calcext:value-type="float">
            <text:p>21.902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245871569212" calcext:value-type="float">
            <text:p>10.924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883206447421" calcext:value-type="float">
            <text:p>17.78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010861943524" calcext:value-type="float">
            <text:p>9.101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7085263418422" calcext:value-type="float">
            <text:p>14.708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7826731137527" calcext:value-type="float">
            <text:p>7.782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8960118605684" calcext:value-type="float">
            <text:p>12.896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2141948360003" calcext:value-type="float">
            <text:p>6.821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1261164899105" calcext:value-type="float">
            <text:p>11.126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5979346634737" calcext:value-type="float">
            <text:p>6.059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93468120785789" calcext:value-type="float">
            <text:p>9.93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491056524369" calcext:value-type="float">
            <text:p>5.449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90158963893684" calcext:value-type="float">
            <text:p>8.901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6689614365264" calcext:value-type="float">
            <text:p>4.966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22827616356839" calcext:value-type="float">
            <text:p>8.22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56019941138396" calcext:value-type="float">
            <text:p>4.560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42343137313685" calcext:value-type="float">
            <text:p>7.423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22566048834736" calcext:value-type="float">
            <text:p>4.225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81449985107369" calcext:value-type="float">
            <text:p>6.814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99172229856315" calcext:value-type="float">
            <text:p>3.991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4014780977105" calcext:value-type="float">
            <text:p>6.401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74310646192094" calcext:value-type="float">
            <text:p>3.743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16099220691573" calcext:value-type="float">
            <text:p>6.161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54697267534187" calcext:value-type="float">
            <text:p>3.547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8464066016737" calcext:value-type="float">
            <text:p>5.84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42212959144746" calcext:value-type="float">
            <text:p>3.422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57671463080523" calcext:value-type="float">
            <text:p>5.576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9100270748411" calcext:value-type="float">
            <text:p>3.291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37409515944734" calcext:value-type="float">
            <text:p>5.374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2977163073154" calcext:value-type="float">
            <text:p>3.229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28365765136837" calcext:value-type="float">
            <text:p>5.283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16868121462096" calcext:value-type="float">
            <text:p>3.168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13403579952631" calcext:value-type="float">
            <text:p>5.13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63793149351569" calcext:value-type="float">
            <text:p>2.637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37993266136326" calcext:value-type="float">
            <text:p>4.379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51995689971068" calcext:value-type="float">
            <text:p>2.520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08998168682647" calcext:value-type="float">
            <text:p>4.090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43190789284761" calcext:value-type="float">
            <text:p>2.431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08353887014737" calcext:value-type="float">
            <text:p>4.083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37585567579989" calcext:value-type="float">
            <text:p>2.375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3.8785914640054" calcext:value-type="float">
            <text:p>3.878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30649625970514" calcext:value-type="float">
            <text:p>2.306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4.02597294194207" calcext:value-type="float">
            <text:p>4.026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2584355620526" calcext:value-type="float">
            <text:p>2.258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3.79747595044742" calcext:value-type="float">
            <text:p>3.797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2.20120832637919" calcext:value-type="float">
            <text:p>2.201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4" office:value-type="float" office:value="3.73080240663157" calcext:value-type="float">
            <text:p>3.730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3107250195276" calcext:value-type="float">
            <text:p>2.131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5234178305777" calcext:value-type="float">
            <text:p>3.452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3185800423679" calcext:value-type="float">
            <text:p>2.131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0037811866841" calcext:value-type="float">
            <text:p>3.400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60429553999" calcext:value-type="float">
            <text:p>2.126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2500539808423" calcext:value-type="float">
            <text:p>3.42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727614884214" calcext:value-type="float">
            <text:p>2.127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1681803275774" calcext:value-type="float">
            <text:p>3.416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641505476837" calcext:value-type="float">
            <text:p>2.126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0564417018416" calcext:value-type="float">
            <text:p>3.40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015019095259" calcext:value-type="float">
            <text:p>2.120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4855942683631" calcext:value-type="float">
            <text:p>3.48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1268104077473" calcext:value-type="float">
            <text:p>2.126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79404802068412" calcext:value-type="float">
            <text:p>3.79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048742877378" calcext:value-type="float">
            <text:p>2.120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50105842080527" calcext:value-type="float">
            <text:p>3.501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3237404698409" calcext:value-type="float">
            <text:p>2.132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59640980757901" calcext:value-type="float">
            <text:p>3.596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441686107901" calcext:value-type="float">
            <text:p>2.124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55333244872634" calcext:value-type="float">
            <text:p>3.55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194372448924" calcext:value-type="float">
            <text:p>2.121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8371912906579" calcext:value-type="float">
            <text:p>3.837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1803082797903" calcext:value-type="float">
            <text:p>2.118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88563810207354" calcext:value-type="float">
            <text:p>3.88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12601475708419" calcext:value-type="float">
            <text:p>2.126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3.96026148053688" calcext:value-type="float">
            <text:p>3.960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575853222721" calcext:value-type="float">
            <text:p>110.575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0.342095202753" calcext:value-type="float">
            <text:p>180.34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1795210674" calcext:value-type="float">
            <text:p>55.179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9.0368600429158" calcext:value-type="float">
            <text:p>89.036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5316117461264" calcext:value-type="float">
            <text:p>27.531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2664984597737" calcext:value-type="float">
            <text:p>44.266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984523380999" calcext:value-type="float">
            <text:p>18.298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9.4046059201316" calcext:value-type="float">
            <text:p>29.40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705455090679" calcext:value-type="float">
            <text:p>13.705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2.1623205214158" calcext:value-type="float">
            <text:p>22.162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158475382421" calcext:value-type="float">
            <text:p>10.915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753708877474" calcext:value-type="float">
            <text:p>17.77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0061159094734" calcext:value-type="float">
            <text:p>9.100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848746346279" calcext:value-type="float">
            <text:p>14.848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80348571534208" calcext:value-type="float">
            <text:p>7.803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6039469727579" calcext:value-type="float">
            <text:p>12.603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1461228214211" calcext:value-type="float">
            <text:p>6.814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1027172082474" calcext:value-type="float">
            <text:p>11.102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4376135677888" calcext:value-type="float">
            <text:p>6.043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89607116596845" calcext:value-type="float">
            <text:p>9.896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565858966211" calcext:value-type="float">
            <text:p>5.456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6711036022421" calcext:value-type="float">
            <text:p>8.671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7463247306314" calcext:value-type="float">
            <text:p>4.974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01458590728949" calcext:value-type="float">
            <text:p>8.014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54874451003685" calcext:value-type="float">
            <text:p>4.548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39774426967361" calcext:value-type="float">
            <text:p>7.397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20895681906318" calcext:value-type="float">
            <text:p>4.209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84851517449473" calcext:value-type="float">
            <text:p>6.848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92631251356309" calcext:value-type="float">
            <text:p>3.926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33878005771054" calcext:value-type="float">
            <text:p>6.33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68145625886828" calcext:value-type="float">
            <text:p>3.681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87485901751574" calcext:value-type="float">
            <text:p>5.874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4594303415527" calcext:value-type="float">
            <text:p>3.459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68119860138952" calcext:value-type="float">
            <text:p>5.68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7509983712628" calcext:value-type="float">
            <text:p>3.275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38115339993684" calcext:value-type="float">
            <text:p>5.381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16214660846855" calcext:value-type="float">
            <text:p>3.162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29524572058421" calcext:value-type="float">
            <text:p>5.295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0414039538685" calcext:value-type="float">
            <text:p>3.041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02767359274734" calcext:value-type="float">
            <text:p>5.027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.94267351751016" calcext:value-type="float">
            <text:p>2.942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78882252705264" calcext:value-type="float">
            <text:p>4.788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91602285897903" calcext:value-type="float">
            <text:p>2.916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76477707464741" calcext:value-type="float">
            <text:p>4.764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81150237579968" calcext:value-type="float">
            <text:p>2.811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54709518690535" calcext:value-type="float">
            <text:p>4.547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5727619974758" calcext:value-type="float">
            <text:p>2.757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45204508929485" calcext:value-type="float">
            <text:p>4.452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73705736098937" calcext:value-type="float">
            <text:p>2.737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7403406378437" calcext:value-type="float">
            <text:p>4.27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5700459122106" calcext:value-type="float">
            <text:p>2.657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4157340956846" calcext:value-type="float">
            <text:p>4.241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2960738893184" calcext:value-type="float">
            <text:p>2.629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3407932238961" calcext:value-type="float">
            <text:p>4.234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015160368157" calcext:value-type="float">
            <text:p>2.601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10382003248422" calcext:value-type="float">
            <text:p>4.103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2.00951699901019" calcext:value-type="float">
            <text:p>2.009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3927124964368" calcext:value-type="float">
            <text:p>3.392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97140818760525" calcext:value-type="float">
            <text:p>1.971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3632179272262" calcext:value-type="float">
            <text:p>3.363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93012189838421" calcext:value-type="float">
            <text:p>1.930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3393429738001" calcext:value-type="float">
            <text:p>3.339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88035466719469" calcext:value-type="float">
            <text:p>1.880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10152126488938" calcext:value-type="float">
            <text:p>3.101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84953543101583" calcext:value-type="float">
            <text:p>1.849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17782999748425" calcext:value-type="float">
            <text:p>3.177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80243400464217" calcext:value-type="float">
            <text:p>1.802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3.04018585720544" calcext:value-type="float">
            <text:p>3.040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1.78697835733687" calcext:value-type="float">
            <text:p>1.787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4" office:value-type="float" office:value="2.96720920518959" calcext:value-type="float">
            <text:p>2.967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4771405481597" calcext:value-type="float">
            <text:p>1.747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7258882441049" calcext:value-type="float">
            <text:p>2.87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4240965550528" calcext:value-type="float">
            <text:p>1.742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8777684546318" calcext:value-type="float">
            <text:p>2.887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4098237285765" calcext:value-type="float">
            <text:p>1.741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9944325844211" calcext:value-type="float">
            <text:p>2.899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3969157283691" calcext:value-type="float">
            <text:p>1.739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92276352784737" calcext:value-type="float">
            <text:p>2.922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3980790122118" calcext:value-type="float">
            <text:p>1.739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90402123657898" calcext:value-type="float">
            <text:p>2.904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.73521176261567" calcext:value-type="float">
            <text:p>1.735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.8779292369422" calcext:value-type="float">
            <text:p>2.877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0.613456957358" calcext:value-type="float">
            <text:p>110.613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8.265154552579" calcext:value-type="float">
            <text:p>178.265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5.2742472388368" calcext:value-type="float">
            <text:p>55.274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9.2909736500157" calcext:value-type="float">
            <text:p>89.291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7.4655391363" calcext:value-type="float">
            <text:p>27.465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4.4401577736052" calcext:value-type="float">
            <text:p>44.440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8.2704364634368" calcext:value-type="float">
            <text:p>18.270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9.5888987846421" calcext:value-type="float">
            <text:p>29.588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3.7058801806105" calcext:value-type="float">
            <text:p>13.705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2.0042052247369" calcext:value-type="float">
            <text:p>22.004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0.935859532995" calcext:value-type="float">
            <text:p>10.935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7.785716969621" calcext:value-type="float">
            <text:p>17.78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11179043633161" calcext:value-type="float">
            <text:p>9.111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4.7861492234526" calcext:value-type="float">
            <text:p>14.786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.76702027565265" calcext:value-type="float">
            <text:p>7.7670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792" calcext:value-type="float">
            <text:p>17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2.7683380543842" calcext:value-type="float">
            <text:p>12.768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80019197743683" calcext:value-type="float">
            <text:p>6.800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1.0400278182683" calcext:value-type="float">
            <text:p>11.040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.0482454304105" calcext:value-type="float">
            <text:p>6.048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8758257608421" calcext:value-type="float">
            <text:p>9.8758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.43738948941061" calcext:value-type="float">
            <text:p>5.437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93754801421052" calcext:value-type="float">
            <text:p>8.937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.95648145153679" calcext:value-type="float">
            <text:p>4.956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2816" calcext:value-type="float">
            <text:p>28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.08096189435788" calcext:value-type="float">
            <text:p>8.081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54475812372624" calcext:value-type="float">
            <text:p>4.544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7.53916048626842" calcext:value-type="float">
            <text:p>7.539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20469086336327" calcext:value-type="float">
            <text:p>4.204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328" calcext:value-type="float">
            <text:p>332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81015623856317" calcext:value-type="float">
            <text:p>6.8102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91350245844722" calcext:value-type="float">
            <text:p>3.913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584" calcext:value-type="float">
            <text:p>358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.41738072037899" calcext:value-type="float">
            <text:p>6.417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65470038441584" calcext:value-type="float">
            <text:p>3.654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92904600938942" calcext:value-type="float">
            <text:p>5.929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43694289121579" calcext:value-type="float">
            <text:p>3.4369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096" calcext:value-type="float">
            <text:p>409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96962901636315" calcext:value-type="float">
            <text:p>5.969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25420873743682" calcext:value-type="float">
            <text:p>3.254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352" calcext:value-type="float">
            <text:p>435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31968662746319" calcext:value-type="float">
            <text:p>5.319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.09942671177899" calcext:value-type="float">
            <text:p>3.099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608" calcext:value-type="float">
            <text:p>460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.00000277349472" calcext:value-type="float">
            <text:p>5.000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.97635772939473" calcext:value-type="float">
            <text:p>2.976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4864" calcext:value-type="float">
            <text:p>486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87260686865793" calcext:value-type="float">
            <text:p>4.872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.86734975467371" calcext:value-type="float">
            <text:p>2.867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120" calcext:value-type="float">
            <text:p>51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.76512441814738" calcext:value-type="float">
            <text:p>4.765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68016737071567" calcext:value-type="float">
            <text:p>2.6802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35851336670523" calcext:value-type="float">
            <text:p>4.358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58230359101578" calcext:value-type="float">
            <text:p>2.582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632" calcext:value-type="float">
            <text:p>563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19057624739984" calcext:value-type="float">
            <text:p>4.190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50210220703152" calcext:value-type="float">
            <text:p>2.502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5888" calcext:value-type="float">
            <text:p>588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29289696144198" calcext:value-type="float">
            <text:p>4.29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43568113649997" calcext:value-type="float">
            <text:p>2.435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144" calcext:value-type="float">
            <text:p>61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.07207406940514" calcext:value-type="float">
            <text:p>4.072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37332832569999" calcext:value-type="float">
            <text:p>2.373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400" calcext:value-type="float">
            <text:p>640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3.82473569319484" calcext:value-type="float">
            <text:p>3.824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33961744407383" calcext:value-type="float">
            <text:p>2.339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656" calcext:value-type="float">
            <text:p>665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3.72186462727365" calcext:value-type="float">
            <text:p>3.721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.27452716715267" calcext:value-type="float">
            <text:p>2.274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6912" calcext:value-type="float">
            <text:p>69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3.59408427594221" calcext:value-type="float">
            <text:p>3.594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34474069972122" calcext:value-type="float">
            <text:p>2.344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168" calcext:value-type="float">
            <text:p>71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79540985034731" calcext:value-type="float">
            <text:p>3.795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9378888117359" calcext:value-type="float">
            <text:p>2.293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424" calcext:value-type="float">
            <text:p>74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74326337902642" calcext:value-type="float">
            <text:p>3.74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6626861260002" calcext:value-type="float">
            <text:p>2.266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680" calcext:value-type="float">
            <text:p>76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69503373206312" calcext:value-type="float">
            <text:p>3.6950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360820248996" calcext:value-type="float">
            <text:p>2.2361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7936" calcext:value-type="float">
            <text:p>79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62441251407892" calcext:value-type="float">
            <text:p>3.624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2629450105261" calcext:value-type="float">
            <text:p>2.226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192" calcext:value-type="float">
            <text:p>819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85751458849472" calcext:value-type="float">
            <text:p>3.857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0647274886857" calcext:value-type="float">
            <text:p>2.206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448" calcext:value-type="float">
            <text:p>844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54945016875797" calcext:value-type="float">
            <text:p>3.5495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.20136587953681" calcext:value-type="float">
            <text:p>2.2014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704" calcext:value-type="float">
            <text:p>87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.69591083036866" calcext:value-type="float">
            <text:p>3.695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8960" calcext:value-type="float">
            <text:p>896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72329169176324" calcext:value-type="float">
            <text:p>1.723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8960" calcext:value-type="float">
            <text:p>896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89557782781573" calcext:value-type="float">
            <text:p>2.895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216" calcext:value-type="float">
            <text:p>9216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65629417657376" calcext:value-type="float">
            <text:p>1.6563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216" calcext:value-type="float">
            <text:p>9216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94527556564206" calcext:value-type="float">
            <text:p>2.945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472" calcext:value-type="float">
            <text:p>9472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6236371918262" calcext:value-type="float">
            <text:p>1.6236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472" calcext:value-type="float">
            <text:p>9472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3.31362836879994" calcext:value-type="float">
            <text:p>3.313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728" calcext:value-type="float">
            <text:p>9728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59470464184222" calcext:value-type="float">
            <text:p>1.5947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728" calcext:value-type="float">
            <text:p>9728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94110118738426" calcext:value-type="float">
            <text:p>2.9411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9984" calcext:value-type="float">
            <text:p>998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57978180598438" calcext:value-type="float">
            <text:p>1.5798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9984" calcext:value-type="float">
            <text:p>998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3.09330531063674" calcext:value-type="float">
            <text:p>3.093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rm64</text:p>
          </table:table-cell>
          <table:table-cell table:style-name="ce12" office:value-type="float" office:value="10240" calcext:value-type="float">
            <text:p>1024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1.55252590922108" calcext:value-type="float">
            <text:p>1.5525</text:p>
          </table:table-cell>
          <table:table-cell table:style-name="ce17"/>
          <table:table-cell table:style-name="ce12" office:value-type="string" calcext:value-type="string">
            <text:p>x86_64</text:p>
          </table:table-cell>
          <table:table-cell table:style-name="ce12" office:value-type="float" office:value="10240" calcext:value-type="float">
            <text:p>1024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4" office:value-type="float" office:value="2.85002384442104" calcext:value-type="float">
            <text:p>2.8500</text:p>
          </table:table-cell>
          <table:table-cell table:number-columns-repeated="1012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atch_arm64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avg_proc_time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125324774926" calcext:value-type="float">
            <text:p>110.12532477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.0197380736473" calcext:value-type="float">
            <text:p>55.0197380736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4640763694158" calcext:value-type="float">
            <text:p>27.4640763694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2888448335316" calcext:value-type="float">
            <text:p>18.2888448335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958725943948" calcext:value-type="float">
            <text:p>13.695872594394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9325457330789" calcext:value-type="float">
            <text:p>10.9325457330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17050062849997" calcext:value-type="float">
            <text:p>9.170500628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9845816125257" calcext:value-type="float">
            <text:p>7.998458161252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0064426431576" calcext:value-type="float">
            <text:p>7.9006442643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98786110021" calcext:value-type="float">
            <text:p>7.8987861100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79840388158" calcext:value-type="float">
            <text:p>7.87798403881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120415610002" calcext:value-type="float">
            <text:p>7.8712041561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05027130004" calcext:value-type="float">
            <text:p>7.8810502713000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612399724754" calcext:value-type="float">
            <text:p>7.876123997247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419255425264" calcext:value-type="float">
            <text:p>7.8841925542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837858029994" calcext:value-type="float">
            <text:p>7.878378580299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246107042093" calcext:value-type="float">
            <text:p>7.892461070420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330434036337" calcext:value-type="float">
            <text:p>7.873304340363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9391895151572" calcext:value-type="float">
            <text:p>7.893918951515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7954212449486" calcext:value-type="float">
            <text:p>7.879542124494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8816507219156" calcext:value-type="float">
            <text:p>7.88165072191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415463614215" calcext:value-type="float">
            <text:p>7.894154636142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9549166747897" calcext:value-type="float">
            <text:p>7.895491667478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06925270521" calcext:value-type="float">
            <text:p>7.886069252705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459713599992" calcext:value-type="float">
            <text:p>7.8845971359999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081644123168" calcext:value-type="float">
            <text:p>7.880816441231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7323027594741" calcext:value-type="float">
            <text:p>7.8732302759474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865283878998" calcext:value-type="float">
            <text:p>7.886528387899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75736695777" calcext:value-type="float">
            <text:p>7.889757366957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792068440007" calcext:value-type="float">
            <text:p>7.897920684400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987180723155" calcext:value-type="float">
            <text:p>7.8898718072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28393137339" calcext:value-type="float">
            <text:p>7.884283931373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8474955475786" calcext:value-type="float">
            <text:p>7.8847495547578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9003994634738" calcext:value-type="float">
            <text:p>7.890039946347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7894707681591" calcext:value-type="float">
            <text:p>7.878947076815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513710101052" calcext:value-type="float">
            <text:p>7.875137101010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817766501027" calcext:value-type="float">
            <text:p>7.888177665010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9345980921571" calcext:value-type="float">
            <text:p>7.893459809215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7810526958962" calcext:value-type="float">
            <text:p>7.878105269589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256091641576" calcext:value-type="float">
            <text:p>7.882560916415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8614229576849" calcext:value-type="float">
            <text:p>7.8861422957684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.314522914284" calcext:value-type="float">
            <text:p>110.3145229142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.9669463328421" calcext:value-type="float">
            <text:p>54.966946332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4917086859737" calcext:value-type="float">
            <text:p>27.4917086859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.5220818129054" calcext:value-type="float">
            <text:p>18.52208181290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6924919201316" calcext:value-type="float">
            <text:p>13.6924919201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947830688516" calcext:value-type="float">
            <text:p>10.947830688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11327275109478" calcext:value-type="float">
            <text:p>9.113272751094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81273212156324" calcext:value-type="float">
            <text:p>7.8127321215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83635534599472" calcext:value-type="float">
            <text:p>6.8363553459947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07698998944207" calcext:value-type="float">
            <text:p>6.0769899894420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49213765237891" calcext:value-type="float">
            <text:p>5.492137652378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00057873466315" calcext:value-type="float">
            <text:p>5.0005787346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62275884436343" calcext:value-type="float">
            <text:p>4.6227588443634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36443408620001" calcext:value-type="float">
            <text:p>4.364434086200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7362333552089" calcext:value-type="float">
            <text:p>4.073623335520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6039002499457" calcext:value-type="float">
            <text:p>4.060390024994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5100022159" calcext:value-type="float">
            <text:p>4.05851000221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327710133146" calcext:value-type="float">
            <text:p>4.053277101331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027980219464" calcext:value-type="float">
            <text:p>4.050279802194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5810034614737" calcext:value-type="float">
            <text:p>4.0581003461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4787604351577" calcext:value-type="float">
            <text:p>4.0478760435157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358087053166" calcext:value-type="float">
            <text:p>4.053580870531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813893827908" calcext:value-type="float">
            <text:p>4.048138938279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765748616319" calcext:value-type="float">
            <text:p>4.037657486163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693118210516" calcext:value-type="float">
            <text:p>4.056931182105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3917950404193" calcext:value-type="float">
            <text:p>4.0391795040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135767170012" calcext:value-type="float">
            <text:p>4.051357671700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4586249941582" calcext:value-type="float">
            <text:p>4.045862499415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951445803155" calcext:value-type="float">
            <text:p>4.049514458031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81276611567" calcext:value-type="float">
            <text:p>4.0558127661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43921398403" calcext:value-type="float">
            <text:p>4.053439213984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5528086742" calcext:value-type="float">
            <text:p>4.0555280867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5319124348418" calcext:value-type="float">
            <text:p>4.053191243484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4423917978369" calcext:value-type="float">
            <text:p>4.0442391797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3991299795244" calcext:value-type="float">
            <text:p>4.0399129979524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353075773666" calcext:value-type="float">
            <text:p>4.0535307577366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5181486878945" calcext:value-type="float">
            <text:p>4.051814868789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1218044368" calcext:value-type="float">
            <text:p>4.044121804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722539194761" calcext:value-type="float">
            <text:p>4.0472253919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444753874234" calcext:value-type="float">
            <text:p>4.044447538742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04819641181045" calcext:value-type="float">
            <text:p>4.0481964118104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.215699035263" calcext:value-type="float">
            <text:p>110.2156990352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.0646209885579" calcext:value-type="float">
            <text:p>55.0646209885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.3949595819316" calcext:value-type="float">
            <text:p>27.39495958193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.2878396833737" calcext:value-type="float">
            <text:p>18.2878396833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6667410067789" calcext:value-type="float">
            <text:p>13.66674100677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916598303563" calcext:value-type="float">
            <text:p>10.9165983035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.09335049754211" calcext:value-type="float">
            <text:p>9.0933504975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80384628526853" calcext:value-type="float">
            <text:p>7.8038462852685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8030297411842" calcext:value-type="float">
            <text:p>6.8030297411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06813312319473" calcext:value-type="float">
            <text:p>6.0681331231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46938968243682" calcext:value-type="float">
            <text:p>5.469389682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98149845028412" calcext:value-type="float">
            <text:p>4.981498450284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5841101172117" calcext:value-type="float">
            <text:p>4.558411011721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3248232803685" calcext:value-type="float">
            <text:p>4.232482328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92057169968413" calcext:value-type="float">
            <text:p>3.9205716996841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68423485164723" calcext:value-type="float">
            <text:p>3.684234851647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45123139823154" calcext:value-type="float">
            <text:p>3.4512313982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27085652849989" calcext:value-type="float">
            <text:p>3.2708565284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597974780535" calcext:value-type="float">
            <text:p>3.1359797478053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04034437464221" calcext:value-type="float">
            <text:p>3.040344374642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4043681626832" calcext:value-type="float">
            <text:p>2.9404368162683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382531024728" calcext:value-type="float">
            <text:p>2.793825310247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407857351065" calcext:value-type="float">
            <text:p>2.794078573510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931416343154" calcext:value-type="float">
            <text:p>2.7893141634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7580035842" calcext:value-type="float">
            <text:p>2.780758003584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269002455271" calcext:value-type="float">
            <text:p>2.7826900245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7563933567355" calcext:value-type="float">
            <text:p>2.775639335673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8025433441031" calcext:value-type="float">
            <text:p>2.780254334410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7994435287923" calcext:value-type="float">
            <text:p>2.7799443528792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08231676833" calcext:value-type="float">
            <text:p>2.7830823167683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027189699979" calcext:value-type="float">
            <text:p>2.780271896999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659421334193" calcext:value-type="float">
            <text:p>2.7865942133419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364754505271" calcext:value-type="float">
            <text:p>2.783647545052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254813367356" calcext:value-type="float">
            <text:p>2.7825481336735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8167095058419" calcext:value-type="float">
            <text:p>2.7816709505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8155330126839" calcext:value-type="float">
            <text:p>2.7815533012683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275971523709" calcext:value-type="float">
            <text:p>2.772759715237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34483212631" calcext:value-type="float">
            <text:p>2.77834483212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863015226324" calcext:value-type="float">
            <text:p>2.7786301522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995489752614" calcext:value-type="float">
            <text:p>2.779954897526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77420496054765" calcext:value-type="float">
            <text:p>2.77420496054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.483048234926" calcext:value-type="float">
            <text:p>110.4830482349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.2433146919631" calcext:value-type="float">
            <text:p>55.243314691963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4032387648369" calcext:value-type="float">
            <text:p>27.4032387648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.2799305146685" calcext:value-type="float">
            <text:p>18.2799305146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7321699285736" calcext:value-type="float">
            <text:p>13.7321699285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.9245871569212" calcext:value-type="float">
            <text:p>10.924587156921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1010861943524" calcext:value-type="float">
            <text:p>9.10108619435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7826731137527" calcext:value-type="float">
            <text:p>7.7826731137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2141948360003" calcext:value-type="float">
            <text:p>6.821419483600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05979346634737" calcext:value-type="float">
            <text:p>6.059793466347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4491056524369" calcext:value-type="float">
            <text:p>5.44910565243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96689614365264" calcext:value-type="float">
            <text:p>4.96689614365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6019941138396" calcext:value-type="float">
            <text:p>4.560199411383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22566048834736" calcext:value-type="float">
            <text:p>4.2256604883473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9172229856315" calcext:value-type="float">
            <text:p>3.9917222985631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4310646192094" calcext:value-type="float">
            <text:p>3.7431064619209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4697267534187" calcext:value-type="float">
            <text:p>3.546972675341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212959144746" calcext:value-type="float">
            <text:p>3.4221295914474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9100270748411" calcext:value-type="float">
            <text:p>3.291002707484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2977163073154" calcext:value-type="float">
            <text:p>3.2297716307315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6868121462096" calcext:value-type="float">
            <text:p>3.168681214620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3793149351569" calcext:value-type="float">
            <text:p>2.637931493515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1995689971068" calcext:value-type="float">
            <text:p>2.519956899710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3190789284761" calcext:value-type="float">
            <text:p>2.431907892847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585567579989" calcext:value-type="float">
            <text:p>2.3758556757998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0649625970514" calcext:value-type="float">
            <text:p>2.306496259705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584355620526" calcext:value-type="float">
            <text:p>2.258435562052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0120832637919" calcext:value-type="float">
            <text:p>2.201208326379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07250195276" calcext:value-type="float">
            <text:p>2.131072501952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3185800423679" calcext:value-type="float">
            <text:p>2.1318580042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0429553999" calcext:value-type="float">
            <text:p>2.1260429553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727614884214" calcext:value-type="float">
            <text:p>2.127276148842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41505476837" calcext:value-type="float">
            <text:p>2.126415054768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015019095259" calcext:value-type="float">
            <text:p>2.120150190952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268104077473" calcext:value-type="float">
            <text:p>2.1268104077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048742877378" calcext:value-type="float">
            <text:p>2.120487428773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3237404698409" calcext:value-type="float">
            <text:p>2.132374046984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441686107901" calcext:value-type="float">
            <text:p>2.1244168610790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194372448924" calcext:value-type="float">
            <text:p>2.121943724489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1803082797903" calcext:value-type="float">
            <text:p>2.118030827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12601475708419" calcext:value-type="float">
            <text:p>2.126014757084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.575853222721" calcext:value-type="float">
            <text:p>110.5758532227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.1795210674" calcext:value-type="float">
            <text:p>55.179521067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316117461264" calcext:value-type="float">
            <text:p>27.531611746126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.2984523380999" calcext:value-type="float">
            <text:p>18.2984523380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.705455090679" calcext:value-type="float">
            <text:p>13.705455090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.9158475382421" calcext:value-type="float">
            <text:p>10.9158475382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10061159094734" calcext:value-type="float">
            <text:p>9.1006115909473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80348571534208" calcext:value-type="float">
            <text:p>7.8034857153420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1461228214211" calcext:value-type="float">
            <text:p>6.81461228214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04376135677888" calcext:value-type="float">
            <text:p>6.0437613567788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4565858966211" calcext:value-type="float">
            <text:p>5.456585896621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97463247306314" calcext:value-type="float">
            <text:p>4.9746324730631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4874451003685" calcext:value-type="float">
            <text:p>4.54874451003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20895681906318" calcext:value-type="float">
            <text:p>4.208956819063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92631251356309" calcext:value-type="float">
            <text:p>3.9263125135630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68145625886828" calcext:value-type="float">
            <text:p>3.681456258868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4594303415527" calcext:value-type="float">
            <text:p>3.45943034155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27509983712628" calcext:value-type="float">
            <text:p>3.275099837126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6214660846855" calcext:value-type="float">
            <text:p>3.1621466084685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414039538685" calcext:value-type="float">
            <text:p>3.041403953868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94267351751016" calcext:value-type="float">
            <text:p>2.9426735175101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91602285897903" calcext:value-type="float">
            <text:p>2.9160228589790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1150237579968" calcext:value-type="float">
            <text:p>2.811502375799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5727619974758" calcext:value-type="float">
            <text:p>2.757276199747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3705736098937" calcext:value-type="float">
            <text:p>2.7370573609893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5700459122106" calcext:value-type="float">
            <text:p>2.6570045912210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2960738893184" calcext:value-type="float">
            <text:p>2.629607388931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015160368157" calcext:value-type="float">
            <text:p>2.60151603681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0951699901019" calcext:value-type="float">
            <text:p>2.0095169990101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7140818760525" calcext:value-type="float">
            <text:p>1.9714081876052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3012189838421" calcext:value-type="float">
            <text:p>1.9301218983842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8035466719469" calcext:value-type="float">
            <text:p>1.8803546671946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4953543101583" calcext:value-type="float">
            <text:p>1.849535431015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0243400464217" calcext:value-type="float">
            <text:p>1.8024340046421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8697835733687" calcext:value-type="float">
            <text:p>1.7869783573368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771405481597" calcext:value-type="float">
            <text:p>1.747714054815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240965550528" calcext:value-type="float">
            <text:p>1.7424096555052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098237285765" calcext:value-type="float">
            <text:p>1.740982372857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69157283691" calcext:value-type="float">
            <text:p>1.7396915728369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980790122118" calcext:value-type="float">
            <text:p>1.7398079012211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3521176261567" calcext:value-type="float">
            <text:p>1.7352117626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.613456957358" calcext:value-type="float">
            <text:p>110.61345695735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.2742472388368" calcext:value-type="float">
            <text:p>55.2742472388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.4655391363" calcext:value-type="float">
            <text:p>27.465539136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.2704364634368" calcext:value-type="float">
            <text:p>18.270436463436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.7058801806105" calcext:value-type="float">
            <text:p>13.7058801806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.935859532995" calcext:value-type="float">
            <text:p>10.93585953299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11179043633161" calcext:value-type="float">
            <text:p>9.111790436331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76702027565265" calcext:value-type="float">
            <text:p>7.7670202756526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80019197743683" calcext:value-type="float">
            <text:p>6.800191977436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0482454304105" calcext:value-type="float">
            <text:p>6.0482454304105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43738948941061" calcext:value-type="float">
            <text:p>5.437389489410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95648145153679" calcext:value-type="float">
            <text:p>4.956481451536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4475812372624" calcext:value-type="float">
            <text:p>4.544758123726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20469086336327" calcext:value-type="float">
            <text:p>4.2046908633632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91350245844722" calcext:value-type="float">
            <text:p>3.913502458447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65470038441584" calcext:value-type="float">
            <text:p>3.6547003844158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43694289121579" calcext:value-type="float">
            <text:p>3.4369428912157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25420873743682" calcext:value-type="float">
            <text:p>3.2542087374368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09942671177899" calcext:value-type="float">
            <text:p>3.099426711778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97635772939473" calcext:value-type="float">
            <text:p>2.9763577293947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86734975467371" calcext:value-type="float">
            <text:p>2.8673497546737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68016737071567" calcext:value-type="float">
            <text:p>2.680167370715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8230359101578" calcext:value-type="float">
            <text:p>2.5823035910157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0210220703152" calcext:value-type="float">
            <text:p>2.5021022070315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43568113649997" calcext:value-type="float">
            <text:p>2.4356811364999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7332832569999" calcext:value-type="float">
            <text:p>2.3733283256999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3961744407383" calcext:value-type="float">
            <text:p>2.33961744407383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27452716715267" calcext:value-type="float">
            <text:p>2.2745271671526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34474069972122" calcext:value-type="float">
            <text:p>2.344740699721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9378888117359" calcext:value-type="float">
            <text:p>2.29378888117359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6626861260002" calcext:value-type="float">
            <text:p>2.2662686126000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360820248996" calcext:value-type="float">
            <text:p>2.236082024899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2629450105261" calcext:value-type="float">
            <text:p>2.2262945010526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647274886857" calcext:value-type="float">
            <text:p>2.20647274886857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0136587953681" calcext:value-type="float">
            <text:p>2.20136587953681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2329169176324" calcext:value-type="float">
            <text:p>1.72329169176324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5629417657376" calcext:value-type="float">
            <text:p>1.65629417657376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236371918262" calcext:value-type="float">
            <text:p>1.623637191826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9470464184222" calcext:value-type="float">
            <text:p>1.59470464184222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7978180598438" calcext:value-type="float">
            <text:p>1.57978180598438</text:p>
          </table:table-cell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5252590922108" calcext:value-type="float">
            <text:p>1.55252590922108</text:p>
          </table:table-cell>
        </table:table-row>
      </table:table>
      <table:table table:name="scratch_x86_64" table:style-name="ta1"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avg_proc_time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.56342328859" calcext:value-type="float">
            <text:p>178.563423288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6961043566894" calcext:value-type="float">
            <text:p>87.6961043566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8887127532" calcext:value-type="float">
            <text:p>44.88871275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9996266909947" calcext:value-type="float">
            <text:p>28.9996266909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1375580128737" calcext:value-type="float">
            <text:p>22.137558012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.7011482897" calcext:value-type="float">
            <text:p>17.7011482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9581079397579" calcext:value-type="float">
            <text:p>14.958107939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312780733842" calcext:value-type="float">
            <text:p>13.131278073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755946194053" calcext:value-type="float">
            <text:p>12.875594619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7906043334527" calcext:value-type="float">
            <text:p>12.7906043334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645161948737" calcext:value-type="float">
            <text:p>12.8645161948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111611847684" calcext:value-type="float">
            <text:p>12.8111611847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964870346421" calcext:value-type="float">
            <text:p>12.69648703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6538357379" calcext:value-type="float">
            <text:p>12.7865383573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529310878158" calcext:value-type="float">
            <text:p>12.652931087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948472090526" calcext:value-type="float">
            <text:p>12.7948472090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303834712895" calcext:value-type="float">
            <text:p>12.63038347128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9060634445316" calcext:value-type="float">
            <text:p>12.9060634445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708650549421" calcext:value-type="float">
            <text:p>12.6708650549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7846300497894" calcext:value-type="float">
            <text:p>12.7846300497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8575783514053" calcext:value-type="float">
            <text:p>12.8575783514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948718980897" calcext:value-type="float">
            <text:p>12.794871898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6781175900897" calcext:value-type="float">
            <text:p>12.67811759008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085150419264" calcext:value-type="float">
            <text:p>12.7085150419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0419056096053" calcext:value-type="float">
            <text:p>12.0419056096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849564381634" calcext:value-type="float">
            <text:p>12.8849564381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7505482525578" calcext:value-type="float">
            <text:p>12.75054825255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723930636211" calcext:value-type="float">
            <text:p>12.8723930636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328486444684" calcext:value-type="float">
            <text:p>12.9328486444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4349781277526" calcext:value-type="float">
            <text:p>13.4349781277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3863853772631" calcext:value-type="float">
            <text:p>12.386385377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9801325567789" calcext:value-type="float">
            <text:p>12.9801325567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27600397984" calcext:value-type="float">
            <text:p>12.727600397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336170628" calcext:value-type="float">
            <text:p>12.73361706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7159245883001" calcext:value-type="float">
            <text:p>12.7159245883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721567763052" calcext:value-type="float">
            <text:p>12.6721567763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856543199736" calcext:value-type="float">
            <text:p>13.0856543199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6545831128158" calcext:value-type="float">
            <text:p>12.6545831128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8896881461632" calcext:value-type="float">
            <text:p>12.889688146163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0183394027159" calcext:value-type="float">
            <text:p>13.01833940271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3179664616999" calcext:value-type="float">
            <text:p>13.31796646169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.639265333568" calcext:value-type="float">
            <text:p>179.6392653335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.1882614038421" calcext:value-type="float">
            <text:p>89.18826140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8384062768106" calcext:value-type="float">
            <text:p>43.8384062768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5768141170894" calcext:value-type="float">
            <text:p>29.5768141170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2058903979526" calcext:value-type="float">
            <text:p>22.205890397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.6325633332316" calcext:value-type="float">
            <text:p>17.6325633332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7532647047947" calcext:value-type="float">
            <text:p>14.75326470479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7163030202894" calcext:value-type="float">
            <text:p>12.71630302028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0254623392579" calcext:value-type="float">
            <text:p>11.025462339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85441972472105" calcext:value-type="float">
            <text:p>9.85441972472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91022480349996" calcext:value-type="float">
            <text:p>8.910224803499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12824097853683" calcext:value-type="float">
            <text:p>8.12824097853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6560874852626" calcext:value-type="float">
            <text:p>7.565608748526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12697305750002" calcext:value-type="float">
            <text:p>7.1269730575000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3536123691589" calcext:value-type="float">
            <text:p>6.635361236915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9210824744211" calcext:value-type="float">
            <text:p>6.692108247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9301249613161" calcext:value-type="float">
            <text:p>6.793012496131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45582247585789" calcext:value-type="float">
            <text:p>6.455822475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4541958009475" calcext:value-type="float">
            <text:p>6.5454195800947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0684902976849" calcext:value-type="float">
            <text:p>6.506849029768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55342376302106" calcext:value-type="float">
            <text:p>6.553423763021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4416274329985" calcext:value-type="float">
            <text:p>6.544162743299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8330299026862" calcext:value-type="float">
            <text:p>6.583302990268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40266757033696" calcext:value-type="float">
            <text:p>6.4026675703369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507584890473" calcext:value-type="float">
            <text:p>6.6507584890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263690088939" calcext:value-type="float">
            <text:p>6.552636900889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5835859850003" calcext:value-type="float">
            <text:p>6.5583585985000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0177010721047" calcext:value-type="float">
            <text:p>6.601770107210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7884482662097" calcext:value-type="float">
            <text:p>6.578844826620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00691480517" calcext:value-type="float">
            <text:p>6.541006914805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6379399876845" calcext:value-type="float">
            <text:p>6.663793998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191522081473" calcext:value-type="float">
            <text:p>6.5191522081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54118746670519" calcext:value-type="float">
            <text:p>6.541187466705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0686668976322" calcext:value-type="float">
            <text:p>6.606866689763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2142705280421" calcext:value-type="float">
            <text:p>6.2142705280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5216867364204" calcext:value-type="float">
            <text:p>6.752168673642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8711366124728" calcext:value-type="float">
            <text:p>6.7871136612472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66074923177898" calcext:value-type="float">
            <text:p>6.6607492317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9828947665795" calcext:value-type="float">
            <text:p>6.5982894766579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4510142993157" calcext:value-type="float">
            <text:p>6.5451014299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7231929925778" calcext:value-type="float">
            <text:p>6.5723192992577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9.520672344711" calcext:value-type="float">
            <text:p>179.5206723447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.8573865351474" calcext:value-type="float">
            <text:p>88.8573865351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7375874703211" calcext:value-type="float">
            <text:p>44.7375874703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.8114368239526" calcext:value-type="float">
            <text:p>29.8114368239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.973958483558" calcext:value-type="float">
            <text:p>21.9739584835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.5223249934422" calcext:value-type="float">
            <text:p>17.5223249934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.0669834078474" calcext:value-type="float">
            <text:p>15.0669834078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.7019178224105" calcext:value-type="float">
            <text:p>12.7019178224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1793191108105" calcext:value-type="float">
            <text:p>11.1793191108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0312062055264" calcext:value-type="float">
            <text:p>10.03120620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98459750562633" calcext:value-type="float">
            <text:p>8.9845975056263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14319315394735" calcext:value-type="float">
            <text:p>8.143193153947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465805184737" calcext:value-type="float">
            <text:p>7.324658051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93424948576845" calcext:value-type="float">
            <text:p>6.9342494857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43736503987898" calcext:value-type="float">
            <text:p>6.4373650398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02883209684209" calcext:value-type="float">
            <text:p>6.0288320968420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67454741344742" calcext:value-type="float">
            <text:p>5.674547413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43395444116316" calcext:value-type="float">
            <text:p>5.43395444116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23881324163686" calcext:value-type="float">
            <text:p>5.238813241636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82830522103682" calcext:value-type="float">
            <text:p>4.8283052210368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77720288538421" calcext:value-type="float">
            <text:p>4.7772028853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406953437892" calcext:value-type="float">
            <text:p>4.6640695343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2632287790008" calcext:value-type="float">
            <text:p>4.5263228779000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66686391096836" calcext:value-type="float">
            <text:p>4.666863910968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1940820886334" calcext:value-type="float">
            <text:p>4.519408208863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71934951276305" calcext:value-type="float">
            <text:p>4.719349512763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1775511560534" calcext:value-type="float">
            <text:p>4.417755115605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5304163965792" calcext:value-type="float">
            <text:p>4.453041639657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21222584839" calcext:value-type="float">
            <text:p>4.5521222584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7708814560512" calcext:value-type="float">
            <text:p>4.577088145605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469920344736" calcext:value-type="float">
            <text:p>4.446992034473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5748997305786" calcext:value-type="float">
            <text:p>4.5574899730578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4160177048211" calcext:value-type="float">
            <text:p>4.4160177048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725233010004" calcext:value-type="float">
            <text:p>4.5272523301000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2419238263156" calcext:value-type="float">
            <text:p>4.5241923826315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94329490278429" calcext:value-type="float">
            <text:p>4.9432949027842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46948911252113" calcext:value-type="float">
            <text:p>4.4694891125211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64723756855264" calcext:value-type="float">
            <text:p>4.6472375685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74157412567364" calcext:value-type="float">
            <text:p>4.741574125673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7543591148953" calcext:value-type="float">
            <text:p>4.575435911489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5565457741059" calcext:value-type="float">
            <text:p>4.555654577410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9.104197188668" calcext:value-type="float">
            <text:p>179.1041971886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.9354990723053" calcext:value-type="float">
            <text:p>88.93549907230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.6672265766105" calcext:value-type="float">
            <text:p>43.6672265766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.0234858859684" calcext:value-type="float">
            <text:p>30.0234858859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.9027991570789" calcext:value-type="float">
            <text:p>21.9027991570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.7883206447421" calcext:value-type="float">
            <text:p>17.7883206447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7085263418422" calcext:value-type="float">
            <text:p>14.708526341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.8960118605684" calcext:value-type="float">
            <text:p>12.8960118605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1261164899105" calcext:value-type="float">
            <text:p>11.1261164899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3468120785789" calcext:value-type="float">
            <text:p>9.9346812078578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90158963893684" calcext:value-type="float">
            <text:p>8.901589638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22827616356839" calcext:value-type="float">
            <text:p>8.2282761635683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343137313685" calcext:value-type="float">
            <text:p>7.423431373136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81449985107369" calcext:value-type="float">
            <text:p>6.8144998510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4014780977105" calcext:value-type="float">
            <text:p>6.401478097710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16099220691573" calcext:value-type="float">
            <text:p>6.1609922069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8464066016737" calcext:value-type="float">
            <text:p>5.8464066016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7671463080523" calcext:value-type="float">
            <text:p>5.5767146308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37409515944734" calcext:value-type="float">
            <text:p>5.3740951594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28365765136837" calcext:value-type="float">
            <text:p>5.283657651368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13403579952631" calcext:value-type="float">
            <text:p>5.13403579952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7993266136326" calcext:value-type="float">
            <text:p>4.379932661363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998168682647" calcext:value-type="float">
            <text:p>4.0899816868264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8353887014737" calcext:value-type="float">
            <text:p>4.0835388701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785914640054" calcext:value-type="float">
            <text:p>3.8785914640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02597294194207" calcext:value-type="float">
            <text:p>4.0259729419420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9747595044742" calcext:value-type="float">
            <text:p>3.797475950447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3080240663157" calcext:value-type="float">
            <text:p>3.73080240663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5234178305777" calcext:value-type="float">
            <text:p>3.4523417830577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037811866841" calcext:value-type="float">
            <text:p>3.400378118668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500539808423" calcext:value-type="float">
            <text:p>3.425005398084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1681803275774" calcext:value-type="float">
            <text:p>3.416818032757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0564417018416" calcext:value-type="float">
            <text:p>3.405644170184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855942683631" calcext:value-type="float">
            <text:p>3.48559426836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79404802068412" calcext:value-type="float">
            <text:p>3.794048020684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0105842080527" calcext:value-type="float">
            <text:p>3.5010584208052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9640980757901" calcext:value-type="float">
            <text:p>3.596409807579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5333244872634" calcext:value-type="float">
            <text:p>3.553332448726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371912906579" calcext:value-type="float">
            <text:p>3.8371912906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88563810207354" calcext:value-type="float">
            <text:p>3.885638102073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96026148053688" calcext:value-type="float">
            <text:p>3.960261480536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.342095202753" calcext:value-type="float">
            <text:p>180.34209520275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9.0368600429158" calcext:value-type="float">
            <text:p>89.0368600429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.2664984597737" calcext:value-type="float">
            <text:p>44.2664984597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.4046059201316" calcext:value-type="float">
            <text:p>29.404605920131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.1623205214158" calcext:value-type="float">
            <text:p>22.162320521415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7753708877474" calcext:value-type="float">
            <text:p>17.7753708877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848746346279" calcext:value-type="float">
            <text:p>14.8487463462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6039469727579" calcext:value-type="float">
            <text:p>12.6039469727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.1027172082474" calcext:value-type="float">
            <text:p>11.10271720824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89607116596845" calcext:value-type="float">
            <text:p>9.8960711659684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6711036022421" calcext:value-type="float">
            <text:p>8.6711036022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01458590728949" calcext:value-type="float">
            <text:p>8.014585907289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39774426967361" calcext:value-type="float">
            <text:p>7.397744269673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84851517449473" calcext:value-type="float">
            <text:p>6.848515174494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33878005771054" calcext:value-type="float">
            <text:p>6.3387800577105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7485901751574" calcext:value-type="float">
            <text:p>5.874859017515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68119860138952" calcext:value-type="float">
            <text:p>5.681198601389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38115339993684" calcext:value-type="float">
            <text:p>5.381153399936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9524572058421" calcext:value-type="float">
            <text:p>5.2952457205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02767359274734" calcext:value-type="float">
            <text:p>5.0276735927473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8882252705264" calcext:value-type="float">
            <text:p>4.7888225270526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76477707464741" calcext:value-type="float">
            <text:p>4.7647770746474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4709518690535" calcext:value-type="float">
            <text:p>4.5470951869053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45204508929485" calcext:value-type="float">
            <text:p>4.4520450892948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7403406378437" calcext:value-type="float">
            <text:p>4.274034063784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4157340956846" calcext:value-type="float">
            <text:p>4.2415734095684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23407932238961" calcext:value-type="float">
            <text:p>4.2340793223896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10382003248422" calcext:value-type="float">
            <text:p>4.10382003248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927124964368" calcext:value-type="float">
            <text:p>3.392712496436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632179272262" calcext:value-type="float">
            <text:p>3.363217927226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393429738001" calcext:value-type="float">
            <text:p>3.339342973800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0152126488938" calcext:value-type="float">
            <text:p>3.101521264889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7782999748425" calcext:value-type="float">
            <text:p>3.1778299974842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4018585720544" calcext:value-type="float">
            <text:p>3.0401858572054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720920518959" calcext:value-type="float">
            <text:p>2.9672092051895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258882441049" calcext:value-type="float">
            <text:p>2.8725888244104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8777684546318" calcext:value-type="float">
            <text:p>2.8877768454631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9944325844211" calcext:value-type="float">
            <text:p>2.8994432584421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2276352784737" calcext:value-type="float">
            <text:p>2.9227635278473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0402123657898" calcext:value-type="float">
            <text:p>2.904021236578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779292369422" calcext:value-type="float">
            <text:p>2.877929236942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8.265154552579" calcext:value-type="float">
            <text:p>178.26515455257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.2909736500157" calcext:value-type="float">
            <text:p>89.290973650015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.4401577736052" calcext:value-type="float">
            <text:p>44.4401577736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.5888987846421" calcext:value-type="float">
            <text:p>29.5888987846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.0042052247369" calcext:value-type="float">
            <text:p>22.004205224736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785716969621" calcext:value-type="float">
            <text:p>17.7857169696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536" calcext:value-type="float">
            <text:p>1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7861492234526" calcext:value-type="float">
            <text:p>14.78614922345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.7683380543842" calcext:value-type="float">
            <text:p>12.7683380543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0400278182683" calcext:value-type="float">
            <text:p>11.040027818268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8758257608421" calcext:value-type="float">
            <text:p>9.87582576084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93754801421052" calcext:value-type="float">
            <text:p>8.9375480142105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2816" calcext:value-type="float">
            <text:p>2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.08096189435788" calcext:value-type="float">
            <text:p>8.0809618943578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3916048626842" calcext:value-type="float">
            <text:p>7.539160486268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328" calcext:value-type="float">
            <text:p>33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81015623856317" calcext:value-type="float">
            <text:p>6.8101562385631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584" calcext:value-type="float">
            <text:p>3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41738072037899" calcext:value-type="float">
            <text:p>6.4173807203789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3840" calcext:value-type="float">
            <text:p>38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2904600938942" calcext:value-type="float">
            <text:p>5.929046009389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96962901636315" calcext:value-type="float">
            <text:p>5.9696290163631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31968662746319" calcext:value-type="float">
            <text:p>5.31968662746319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608" calcext:value-type="float">
            <text:p>4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00000277349472" calcext:value-type="float">
            <text:p>5.000002773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4864" calcext:value-type="float">
            <text:p>48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7260686865793" calcext:value-type="float">
            <text:p>4.8726068686579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76512441814738" calcext:value-type="float">
            <text:p>4.7651244181473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376" calcext:value-type="float">
            <text:p>53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35851336670523" calcext:value-type="float">
            <text:p>4.3585133667052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19057624739984" calcext:value-type="float">
            <text:p>4.190576247399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5888" calcext:value-type="float">
            <text:p>58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29289696144198" calcext:value-type="float">
            <text:p>4.29289696144198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144" calcext:value-type="float">
            <text:p>61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07207406940514" calcext:value-type="float">
            <text:p>4.0720740694051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2473569319484" calcext:value-type="float">
            <text:p>3.8247356931948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656" calcext:value-type="float">
            <text:p>66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72186462727365" calcext:value-type="float">
            <text:p>3.72186462727365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9408427594221" calcext:value-type="float">
            <text:p>3.5940842759422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168" calcext:value-type="float">
            <text:p>71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9540985034731" calcext:value-type="float">
            <text:p>3.79540985034731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74326337902642" calcext:value-type="float">
            <text:p>3.7432633790264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03373206312" calcext:value-type="float">
            <text:p>3.6950337320631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2441251407892" calcext:value-type="float">
            <text:p>3.6244125140789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85751458849472" calcext:value-type="float">
            <text:p>3.85751458849472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448" calcext:value-type="float">
            <text:p>8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4945016875797" calcext:value-type="float">
            <text:p>3.54945016875797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9591083036866" calcext:value-type="float">
            <text:p>3.6959108303686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8960" calcext:value-type="float">
            <text:p>89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9557782781573" calcext:value-type="float">
            <text:p>2.89557782781573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527556564206" calcext:value-type="float">
            <text:p>2.9452755656420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472" calcext:value-type="float">
            <text:p>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31362836879994" calcext:value-type="float">
            <text:p>3.3136283687999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728" calcext:value-type="float">
            <text:p>9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94110118738426" calcext:value-type="float">
            <text:p>2.94110118738426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09330531063674" calcext:value-type="float">
            <text:p>3.09330531063674</text:p>
          </table:table-cell>
        </table:table-row>
        <table:table-row table:style-name="ro1">
          <table:table-cell office:value-type="string" calcext:value-type="string">
            <text:p>x86_64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5002384442104" calcext:value-type="float">
            <text:p>2.85002384442104</text:p>
          </table:table-cell>
        </table:table-row>
      </table:table>
      <table:table table:name="scratch_finding_max_cores" table:style-name="ta1">
        <table:table-column table:style-name="co6" table:default-cell-style-name="Default"/>
        <table:table-column table:style-name="co6" table:number-columns-repeated="4" table:default-cell-style-name="ce21"/>
        <table:table-column table:style-name="co10" table:default-cell-style-name="ce24"/>
        <table:table-column table:style-name="co11" table:default-cell-style-name="ce29"/>
        <table:table-column table:style-name="co6" table:number-columns-repeated="4" table:default-cell-style-name="ce21"/>
        <table:table-column table:style-name="co12" table:default-cell-style-name="ce24"/>
        <table:table-row table:style-name="ro1">
          <table:table-cell/>
          <table:table-cell table:style-name="ce19" table:number-columns-repeated="5"/>
          <table:table-cell table:style-name="ce27"/>
          <table:table-cell table:style-name="ce19" table:number-columns-repeated="5"/>
        </table:table-row>
        <table:table-row table:style-name="ro1">
          <table:table-cell/>
          <table:table-cell table:style-name="ce20" office:value-type="string" calcext:value-type="string">
            <text:p>Architecture</text:p>
          </table:table-cell>
          <table:table-cell table:style-name="ce20" office:value-type="string" calcext:value-type="string">
            <text:p>Memory</text:p>
          </table:table-cell>
          <table:table-cell table:style-name="ce20" office:value-type="string" calcext:value-type="string">
            <text:p>Workers</text:p>
          </table:table-cell>
          <table:table-cell table:style-name="ce20" office:value-type="string" calcext:value-type="string">
            <text:p>cores</text:p>
          </table:table-cell>
          <table:table-cell table:style-name="ce20" office:value-type="string" calcext:value-type="string">
            <text:p>avg_proc_time</text:p>
          </table:table-cell>
          <table:table-cell table:style-name="ce28"/>
          <table:table-cell table:style-name="ce30" office:value-type="string" calcext:value-type="string">
            <text:p>Architecture</text:p>
          </table:table-cell>
          <table:table-cell table:style-name="ce30" office:value-type="string" calcext:value-type="string">
            <text:p>Memory</text:p>
          </table:table-cell>
          <table:table-cell table:style-name="ce30" office:value-type="string" calcext:value-type="string">
            <text:p>Workers</text:p>
          </table:table-cell>
          <table:table-cell table:style-name="ce30" office:value-type="string" calcext:value-type="string">
            <text:p>cores</text:p>
          </table:table-cell>
          <table:table-cell table:style-name="ce30" office:value-type="string" calcext:value-type="string">
            <text:p>avg_proc_time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9845816125257" calcext:value-type="float">
            <text:p>7.9985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312780733842" calcext:value-type="float">
            <text:p>13.1313</text:p>
          </table:table-cell>
        </table:table-row>
        <table:table-row table:style-name="ro1">
          <table:table-cell/>
          <table:table-cell table:style-name="ce22" office:value-type="string" calcext:value-type="string">
            <text:p>arm64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7.90064426431576" calcext:value-type="float">
            <text:p>7.9006</text:p>
          </table:table-cell>
          <table:table-cell/>
          <table:table-cell table:style-name="ce22" office:value-type="string" calcext:value-type="string">
            <text:p>x86_64</text:p>
          </table:table-cell>
          <table:table-cell table:style-name="ce22" office:value-type="float" office:value="2048" calcext:value-type="float">
            <text:p>204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2.8755946194053" calcext:value-type="float">
            <text:p>12.8756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98786110021" calcext:value-type="float">
            <text:p>7.8988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7906043334527" calcext:value-type="float">
            <text:p>12.7906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8779840388158" calcext:value-type="float">
            <text:p>7.8780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8645161948737" calcext:value-type="float">
            <text:p>12.8645</text:p>
          </table:table-cell>
        </table:table-row>
        <table:table-row table:style-name="ro1">
          <table:table-cell/>
          <table:table-cell table:style-name="ce23" office:value-type="string" calcext:value-type="string">
            <text:p>arm64</text:p>
          </table:table-cell>
          <table:table-cell table:style-name="ce23" office:value-type="float" office:value="2560" calcext:value-type="float">
            <text:p>256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6" office:value-type="float" office:value="5.49213765237891" calcext:value-type="float">
            <text:p>5.4921</text:p>
          </table:table-cell>
          <table:table-cell/>
          <table:table-cell table:style-name="ce23" office:value-type="string" calcext:value-type="string">
            <text:p>x86_64</text:p>
          </table:table-cell>
          <table:table-cell table:style-name="ce23" office:value-type="float" office:value="2560" calcext:value-type="float">
            <text:p>256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6" office:value-type="float" office:value="8.91022480349996" calcext:value-type="float">
            <text:p>8.9102</text:p>
          </table:table-cell>
        </table:table-row>
        <table:table-row table:style-name="ro1">
          <table:table-cell/>
          <table:table-cell table:number-columns-repeated="4" table:style-name="ce23" office:value-type="string" calcext:value-type="string">
            <text:p>...</text:p>
          </table:table-cell>
          <table:table-cell table:style-name="ce26" office:value-type="string" calcext:value-type="string">
            <text:p>...</text:p>
          </table:table-cell>
          <table:table-cell/>
          <table:table-cell table:number-columns-repeated="4" table:style-name="ce23" office:value-type="string" calcext:value-type="string">
            <text:p>...</text:p>
          </table:table-cell>
          <table:table-cell table:style-name="ce26" office:value-type="string" calcext:value-type="string">
            <text:p>...</text:p>
          </table:table-cell>
        </table:table-row>
        <table:table-row table:style-name="ro1">
          <table:table-cell/>
          <table:table-cell table:style-name="ce23" office:value-type="string" calcext:value-type="string">
            <text:p>arm64</text:p>
          </table:table-cell>
          <table:table-cell table:style-name="ce23" office:value-type="float" office:value="3840" calcext:value-type="float">
            <text:p>38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4.06039002499457" calcext:value-type="float">
            <text:p>4.0604</text:p>
          </table:table-cell>
          <table:table-cell/>
          <table:table-cell table:style-name="ce23" office:value-type="string" calcext:value-type="string">
            <text:p>x86_64</text:p>
          </table:table-cell>
          <table:table-cell table:style-name="ce23" office:value-type="float" office:value="3840" calcext:value-type="float">
            <text:p>38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6.69210824744211" calcext:value-type="float">
            <text:p>6.6921</text:p>
          </table:table-cell>
        </table:table-row>
        <table:table-row table:style-name="ro1">
          <table:table-cell/>
          <table:table-cell table:style-name="ce22" office:value-type="string" calcext:value-type="string">
            <text:p>arm64</text:p>
          </table:table-cell>
          <table:table-cell table:style-name="ce22" office:value-type="float" office:value="4096" calcext:value-type="float">
            <text:p>409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.0585100022159" calcext:value-type="float">
            <text:p>4.0585</text:p>
          </table:table-cell>
          <table:table-cell/>
          <table:table-cell table:style-name="ce22" office:value-type="string" calcext:value-type="string">
            <text:p>x86_64</text:p>
          </table:table-cell>
          <table:table-cell table:style-name="ce22" office:value-type="float" office:value="4096" calcext:value-type="float">
            <text:p>409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6.79301249613161" calcext:value-type="float">
            <text:p>6.7930</text:p>
          </table:table-cell>
        </table:table-row>
        <table:table-row table:style-name="ro1">
          <table:table-cell/>
          <table:table-cell table:style-name="ce23" office:value-type="string" calcext:value-type="string">
            <text:p>arm64</text:p>
          </table:table-cell>
          <table:table-cell table:style-name="ce23" office:value-type="float" office:value="4352" calcext:value-type="float">
            <text:p>435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4.05327710133146" calcext:value-type="float">
            <text:p>4.0533</text:p>
          </table:table-cell>
          <table:table-cell/>
          <table:table-cell table:style-name="ce23" office:value-type="string" calcext:value-type="string">
            <text:p>x86_64</text:p>
          </table:table-cell>
          <table:table-cell table:style-name="ce23" office:value-type="float" office:value="4352" calcext:value-type="float">
            <text:p>435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6.45582247585789" calcext:value-type="float">
            <text:p>6.4558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27085652849989" calcext:value-type="float">
            <text:p>3.2709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43395444116316" calcext:value-type="float">
            <text:p>5.4340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...</text:p>
          </table:table-cell>
          <table:table-cell/>
          <table:table-cell table:number-columns-repeated="5" office:value-type="string" calcext:value-type="string">
            <text:p>...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4043681626832" calcext:value-type="float">
            <text:p>2.9404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77720288538421" calcext:value-type="float">
            <text:p>4.7772</text:p>
          </table:table-cell>
        </table:table-row>
        <table:table-row table:style-name="ro1">
          <table:table-cell/>
          <table:table-cell table:style-name="ce22" office:value-type="string" calcext:value-type="string">
            <text:p>arm64</text:p>
          </table:table-cell>
          <table:table-cell table:style-name="ce22" office:value-type="float" office:value="5376" calcext:value-type="float">
            <text:p>537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.79382531024728" calcext:value-type="float">
            <text:p>2.7938</text:p>
          </table:table-cell>
          <table:table-cell/>
          <table:table-cell table:style-name="ce22" office:value-type="string" calcext:value-type="string">
            <text:p>x86_64</text:p>
          </table:table-cell>
          <table:table-cell table:style-name="ce22" office:value-type="float" office:value="5376" calcext:value-type="float">
            <text:p>537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4.66406953437892" calcext:value-type="float">
            <text:p>4.6641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9407857351065" calcext:value-type="float">
            <text:p>2.7941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5632" calcext:value-type="float">
            <text:p>56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2632287790008" calcext:value-type="float">
            <text:p>4.5263</text:p>
          </table:table-cell>
        </table:table-row>
        <table:table-row table:style-name="ro1">
          <table:table-cell/>
          <table:table-cell table:style-name="ce23" office:value-type="string" calcext:value-type="string">
            <text:p>arm64</text:p>
          </table:table-cell>
          <table:table-cell table:style-name="ce23" office:value-type="float" office:value="5632" calcext:value-type="float">
            <text:p>563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6" office:value-type="float" office:value="2.51995689971068" calcext:value-type="float">
            <text:p>2.5200</text:p>
          </table:table-cell>
          <table:table-cell/>
          <table:table-cell table:style-name="ce23" office:value-type="string" calcext:value-type="string">
            <text:p>x86_64</text:p>
          </table:table-cell>
          <table:table-cell table:style-name="ce23" office:value-type="float" office:value="5632" calcext:value-type="float">
            <text:p>563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6" office:value-type="float" office:value="4.08998168682647" calcext:value-type="float">
            <text:p>4.0900</text:p>
          </table:table-cell>
        </table:table-row>
        <table:table-row table:style-name="ro1">
          <table:table-cell/>
          <table:table-cell table:number-columns-repeated="4" table:style-name="ce23" office:value-type="string" calcext:value-type="string">
            <text:p>...</text:p>
          </table:table-cell>
          <table:table-cell table:style-name="ce26" office:value-type="string" calcext:value-type="string">
            <text:p>...</text:p>
          </table:table-cell>
          <table:table-cell/>
          <table:table-cell table:number-columns-repeated="4" table:style-name="ce23" office:value-type="string" calcext:value-type="string">
            <text:p>...</text:p>
          </table:table-cell>
          <table:table-cell table:style-name="ce26" office:value-type="string" calcext:value-type="string">
            <text:p>...</text:p>
          </table:table-cell>
        </table:table-row>
        <table:table-row table:style-name="ro1">
          <table:table-cell/>
          <table:table-cell table:style-name="ce23" office:value-type="string" calcext:value-type="string">
            <text:p>arm64</text:p>
          </table:table-cell>
          <table:table-cell table:style-name="ce23" office:value-type="float" office:value="6912" calcext:value-type="float">
            <text:p>691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6" office:value-type="float" office:value="2.20120832637919" calcext:value-type="float">
            <text:p>2.2012</text:p>
          </table:table-cell>
          <table:table-cell/>
          <table:table-cell table:style-name="ce23" office:value-type="string" calcext:value-type="string">
            <text:p>x86_64</text:p>
          </table:table-cell>
          <table:table-cell table:style-name="ce23" office:value-type="float" office:value="6912" calcext:value-type="float">
            <text:p>691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6" office:value-type="float" office:value="3.73080240663157" calcext:value-type="float">
            <text:p>3.7308</text:p>
          </table:table-cell>
        </table:table-row>
        <table:table-row table:style-name="ro1">
          <table:table-cell/>
          <table:table-cell table:style-name="ce22" office:value-type="string" calcext:value-type="string">
            <text:p>arm64</text:p>
          </table:table-cell>
          <table:table-cell table:style-name="ce22" office:value-type="float" office:value="7168" calcext:value-type="float">
            <text:p>716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2.13107250195276" calcext:value-type="float">
            <text:p>2.1311</text:p>
          </table:table-cell>
          <table:table-cell/>
          <table:table-cell table:style-name="ce22" office:value-type="string" calcext:value-type="string">
            <text:p>x86_64</text:p>
          </table:table-cell>
          <table:table-cell table:style-name="ce22" office:value-type="float" office:value="7168" calcext:value-type="float">
            <text:p>716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3.45234178305777" calcext:value-type="float">
            <text:p>3.4523</text:p>
          </table:table-cell>
        </table:table-row>
        <table:table-row table:style-name="ro1">
          <table:table-cell/>
          <table:table-cell table:style-name="ce23" office:value-type="string" calcext:value-type="string">
            <text:p>arm64</text:p>
          </table:table-cell>
          <table:table-cell table:style-name="ce23" office:value-type="float" office:value="7424" calcext:value-type="float">
            <text:p>742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2.13185800423679" calcext:value-type="float">
            <text:p>2.1319</text:p>
          </table:table-cell>
          <table:table-cell/>
          <table:table-cell table:style-name="ce23" office:value-type="string" calcext:value-type="string">
            <text:p>x86_64</text:p>
          </table:table-cell>
          <table:table-cell table:style-name="ce23" office:value-type="float" office:value="7424" calcext:value-type="float">
            <text:p>742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3.40037811866841" calcext:value-type="float">
            <text:p>3.4004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7140818760525" calcext:value-type="float">
            <text:p>1.9714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3632179272262" calcext:value-type="float">
            <text:p>3.3632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...</text:p>
          </table:table-cell>
          <table:table-cell/>
          <table:table-cell table:number-columns-repeated="5" office:value-type="string" calcext:value-type="string">
            <text:p>...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8697835733687" calcext:value-type="float">
            <text:p>1.7870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8704" calcext:value-type="float">
            <text:p>8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720920518959" calcext:value-type="float">
            <text:p>2.9672</text:p>
          </table:table-cell>
        </table:table-row>
        <table:table-row table:style-name="ro1">
          <table:table-cell/>
          <table:table-cell table:style-name="ce22" office:value-type="string" calcext:value-type="string">
            <text:p>arm64</text:p>
          </table:table-cell>
          <table:table-cell table:style-name="ce22" office:value-type="float" office:value="8960" calcext:value-type="float">
            <text:p>896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1.74771405481597" calcext:value-type="float">
            <text:p>1.7477</text:p>
          </table:table-cell>
          <table:table-cell/>
          <table:table-cell table:style-name="ce22" office:value-type="string" calcext:value-type="string">
            <text:p>x86_64</text:p>
          </table:table-cell>
          <table:table-cell table:style-name="ce22" office:value-type="float" office:value="8960" calcext:value-type="float">
            <text:p>896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2.87258882441049" calcext:value-type="float">
            <text:p>2.8726</text:p>
          </table:table-cell>
        </table:table-row>
        <table:table-row table:style-name="ro1">
          <table:table-cell/>
          <table:table-cell office:value-type="string" calcext:value-type="string">
            <text:p>arm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240965550528" calcext:value-type="float">
            <text:p>1.7424</text:p>
          </table:table-cell>
          <table:table-cell/>
          <table:table-cell office:value-type="string" calcext:value-type="string">
            <text:p>x86_64</text:p>
          </table:table-cell>
          <table:table-cell office:value-type="float" office:value="9216" calcext:value-type="float">
            <text:p>92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88777684546318" calcext:value-type="float">
            <text:p>2.8878</text:p>
          </table:table-cell>
        </table:table-row>
        <table:table-row table:style-name="ro1">
          <table:table-cell/>
          <table:table-cell table:style-name="ce23" office:value-type="string" calcext:value-type="string">
            <text:p>arm64</text:p>
          </table:table-cell>
          <table:table-cell table:style-name="ce23" office:value-type="float" office:value="9216" calcext:value-type="float">
            <text:p>9216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6" office:value-type="float" office:value="1.65629417657376" calcext:value-type="float">
            <text:p>1.6563</text:p>
          </table:table-cell>
          <table:table-cell/>
          <table:table-cell table:style-name="ce23" office:value-type="string" calcext:value-type="string">
            <text:p>x86_64</text:p>
          </table:table-cell>
          <table:table-cell table:style-name="ce23" office:value-type="float" office:value="9216" calcext:value-type="float">
            <text:p>9216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6" office:value-type="float" office:value="2.94527556564206" calcext:value-type="float">
            <text:p>2.9453</text:p>
          </table:table-cell>
        </table:table-row>
        <table:table-row table:style-name="ro1">
          <table:table-cell/>
          <table:table-cell table:style-name="ce22" office:value-type="string" calcext:value-type="string">
            <text:p>arm64</text:p>
          </table:table-cell>
          <table:table-cell table:style-name="ce22" office:value-type="float" office:value="10240" calcext:value-type="float">
            <text:p>10240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5" office:value-type="float" office:value="1.55252590922108" calcext:value-type="float">
            <text:p>1.5525</text:p>
          </table:table-cell>
          <table:table-cell/>
          <table:table-cell table:style-name="ce22" office:value-type="string" calcext:value-type="string">
            <text:p>x86_64</text:p>
          </table:table-cell>
          <table:table-cell table:style-name="ce22" office:value-type="float" office:value="10240" calcext:value-type="float">
            <text:p>10240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5" office:value-type="float" office:value="2.85002384442104" calcext:value-type="float">
            <text:p>2.8500</text:p>
          </table:table-cell>
        </table:table-row>
      </table:table>
      <table:named-expressions/>
      <table:database-ranges>
        <table:database-range table:name="__Anonymous_Sheet_DB__4" table:target-range-address="scratch_arm64.A1:scratch_arm64.E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5" table:target-range-address="scratch_x86_64.A1:scratch_x86_64.E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6" table:target-range-address="scratch_finding_max_cores.B1:scratch_finding_max_cores.B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-00-0000</text:date>, <text:time style:data-style-name="N2" text:time-value="10:06:55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3-01-17T16:07:35.011000000</dc:date>
    <meta:editing-duration>PT3H53M13S</meta:editing-duration>
    <meta:editing-cycles>3</meta:editing-cycles>
    <meta:document-statistic meta:table-count="7" meta:cell-count="10145" meta:object-count="0"/>
  </office:meta>
</office:document-meta>
</file>